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9362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2709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7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28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29" style:family="table-cell" style:parent-style-name="Pivot_20_Table_20_Corner">
      <style:table-cell-properties fo:border-bottom="none" fo:border-left="none" fo:border-right="none" fo:border-top="2.01pt solid #000000"/>
    </style:style>
    <style:style style:name="ce30" style:family="table-cell" style:parent-style-name="Pivot_20_Table_20_Field">
      <style:table-cell-properties fo:border="0.99pt solid #000000"/>
    </style:style>
    <style:style style:name="ce31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32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33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34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3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7" style:family="table-cell" style:parent-style-name="Pivot_20_Table_20_Value" style:data-style-name="N121">
      <style:table-cell-properties fo:border-bottom="none" fo:border-left="0.99pt solid #000000" fo:border-right="none" fo:border-top="0.99pt solid #000000"/>
    </style:style>
    <style:style style:name="ce38" style:family="table-cell" style:parent-style-name="Pivot_20_Table_20_Value" style:data-style-name="N121">
      <style:table-cell-properties fo:border-bottom="0.99pt solid #000000" fo:border-left="0.99pt solid #000000" fo:border-right="none" fo:border-top="none"/>
    </style:style>
    <style:style style:name="ce39" style:family="table-cell" style:parent-style-name="Pivot_20_Table_20_Value" style:data-style-name="N121">
      <style:table-cell-properties fo:border-bottom="2.01pt solid #000000" fo:border-left="0.99pt solid #000000" fo:border-right="none" fo:border-top="none"/>
    </style:style>
    <style:style style:name="ce40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1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42" style:family="table-cell" style:parent-style-name="Pivot_20_Table_20_Value" style:data-style-name="N121">
      <style:table-cell-properties fo:border-bottom="none" fo:border-left="none" fo:border-right="2.01pt solid #000000" fo:border-top="0.99pt solid #000000"/>
    </style:style>
    <style:style style:name="ce43" style:family="table-cell" style:parent-style-name="Pivot_20_Table_20_Value" style:data-style-name="N121">
      <style:table-cell-properties fo:border-bottom="0.99pt solid #000000" fo:border-left="none" fo:border-right="2.01pt solid #000000" fo:border-top="none"/>
    </style:style>
    <style:style style:name="ce44" style:family="table-cell" style:parent-style-name="Pivot_20_Table_20_Value" style:data-style-name="N121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ata-goo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mat_row_no</text:p>
          </table:table-cell>
          <table:table-cell office:value-type="string" calcext:value-type="string">
            <text:p>mat_col_no</text:p>
          </table:table-cell>
          <table:table-cell office:value-type="string" calcext:value-type="string">
            <text:p>conv_row_no</text:p>
          </table:table-cell>
          <table:table-cell office:value-type="string" calcext:value-type="string">
            <text:p>conv_col_n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unn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mat_size</text:p>
          </table:table-cell>
          <table:table-cell office:value-type="string" calcext:value-type="string">
            <text:p>p_corrected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pi_v1</text:p>
          </table:table-cell>
          <table:table-cell office:value-type="float" office:value="0.017546" calcext:value-type="float">
            <text:p>0.017546</text:p>
          </table:table-cell>
          <table:table-cell office:value-type="float" office:value="0.017508" calcext:value-type="float">
            <text:p>0.017508</text:p>
          </table:table-cell>
          <table:table-cell table:formula="of:=CONCATENATE(&quot;N=&quot;;[.A2];&quot;,M=&quot;;[.B2])" office:value-type="string" office:string-value="N=1000,M=1000" calcext:value-type="string">
            <text:p>N=1000,M=1000</text:p>
          </table:table-cell>
          <table:table-cell table:formula="of:=[.E2]-IF([.F2]=&quot;mpi_v1&quot;;1;0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pi_v1</text:p>
          </table:table-cell>
          <table:table-cell office:value-type="float" office:value="0.019218" calcext:value-type="float">
            <text:p>0.019218</text:p>
          </table:table-cell>
          <table:table-cell office:value-type="float" office:value="0.019163" calcext:value-type="float">
            <text:p>0.019163</text:p>
          </table:table-cell>
          <table:table-cell table:formula="of:=CONCATENATE(&quot;N=&quot;;[.A3];&quot;,M=&quot;;[.B3])" office:value-type="string" office:string-value="N=1000,M=1000" calcext:value-type="string">
            <text:p>N=1000,M=1000</text:p>
          </table:table-cell>
          <table:table-cell table:formula="of:=[.E3]-IF([.F3]=&quot;mpi_v1&quot;;1;0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pi_v1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7974" calcext:value-type="float">
            <text:p>0.017974</text:p>
          </table:table-cell>
          <table:table-cell table:formula="of:=CONCATENATE(&quot;N=&quot;;[.A4];&quot;,M=&quot;;[.B4])" office:value-type="string" office:string-value="N=1000,M=1000" calcext:value-type="string">
            <text:p>N=1000,M=1000</text:p>
          </table:table-cell>
          <table:table-cell table:formula="of:=[.E4]-IF([.F4]=&quot;mpi_v1&quot;;1;0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pi_v1</text:p>
          </table:table-cell>
          <table:table-cell office:value-type="float" office:value="0.016291" calcext:value-type="float">
            <text:p>0.016291</text:p>
          </table:table-cell>
          <table:table-cell office:value-type="float" office:value="0.016249" calcext:value-type="float">
            <text:p>0.016249</text:p>
          </table:table-cell>
          <table:table-cell table:formula="of:=CONCATENATE(&quot;N=&quot;;[.A5];&quot;,M=&quot;;[.B5])" office:value-type="string" office:string-value="N=1000,M=1000" calcext:value-type="string">
            <text:p>N=1000,M=1000</text:p>
          </table:table-cell>
          <table:table-cell table:formula="of:=[.E5]-IF([.F5]=&quot;mpi_v1&quot;;1;0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pi_v1</text:p>
          </table:table-cell>
          <table:table-cell office:value-type="float" office:value="0.017028" calcext:value-type="float">
            <text:p>0.017028</text:p>
          </table:table-cell>
          <table:table-cell office:value-type="float" office:value="0.016993" calcext:value-type="float">
            <text:p>0.016993</text:p>
          </table:table-cell>
          <table:table-cell table:formula="of:=CONCATENATE(&quot;N=&quot;;[.A6];&quot;,M=&quot;;[.B6])" office:value-type="string" office:string-value="N=1000,M=1000" calcext:value-type="string">
            <text:p>N=1000,M=1000</text:p>
          </table:table-cell>
          <table:table-cell table:formula="of:=[.E6]-IF([.F6]=&quot;mpi_v1&quot;;1;0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pi_v1</text:p>
          </table:table-cell>
          <table:table-cell office:value-type="float" office:value="0.017802" calcext:value-type="float">
            <text:p>0.017802</text:p>
          </table:table-cell>
          <table:table-cell office:value-type="float" office:value="0.017757" calcext:value-type="float">
            <text:p>0.017757</text:p>
          </table:table-cell>
          <table:table-cell table:formula="of:=CONCATENATE(&quot;N=&quot;;[.A7];&quot;,M=&quot;;[.B7])" office:value-type="string" office:string-value="N=1000,M=1000" calcext:value-type="string">
            <text:p>N=1000,M=1000</text:p>
          </table:table-cell>
          <table:table-cell table:formula="of:=[.E7]-IF([.F7]=&quot;mpi_v1&quot;;1;0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pi_v1</text:p>
          </table:table-cell>
          <table:table-cell office:value-type="float" office:value="0.015979" calcext:value-type="float">
            <text:p>0.015979</text:p>
          </table:table-cell>
          <table:table-cell office:value-type="float" office:value="0.015945" calcext:value-type="float">
            <text:p>0.015945</text:p>
          </table:table-cell>
          <table:table-cell table:formula="of:=CONCATENATE(&quot;N=&quot;;[.A8];&quot;,M=&quot;;[.B8])" office:value-type="string" office:string-value="N=1000,M=1000" calcext:value-type="string">
            <text:p>N=1000,M=1000</text:p>
          </table:table-cell>
          <table:table-cell table:formula="of:=[.E8]-IF([.F8]=&quot;mpi_v1&quot;;1;0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pi_v1</text:p>
          </table:table-cell>
          <table:table-cell office:value-type="float" office:value="0.016581" calcext:value-type="float">
            <text:p>0.016581</text:p>
          </table:table-cell>
          <table:table-cell office:value-type="float" office:value="0.01654" calcext:value-type="float">
            <text:p>0.01654</text:p>
          </table:table-cell>
          <table:table-cell table:formula="of:=CONCATENATE(&quot;N=&quot;;[.A9];&quot;,M=&quot;;[.B9])" office:value-type="string" office:string-value="N=1000,M=1000" calcext:value-type="string">
            <text:p>N=1000,M=1000</text:p>
          </table:table-cell>
          <table:table-cell table:formula="of:=[.E9]-IF([.F9]=&quot;mpi_v1&quot;;1;0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pi_v1</text:p>
          </table:table-cell>
          <table:table-cell office:value-type="float" office:value="0.01717" calcext:value-type="float">
            <text:p>0.01717</text:p>
          </table:table-cell>
          <table:table-cell office:value-type="float" office:value="0.017135" calcext:value-type="float">
            <text:p>0.017135</text:p>
          </table:table-cell>
          <table:table-cell table:formula="of:=CONCATENATE(&quot;N=&quot;;[.A10];&quot;,M=&quot;;[.B10])" office:value-type="string" office:string-value="N=1000,M=1000" calcext:value-type="string">
            <text:p>N=1000,M=1000</text:p>
          </table:table-cell>
          <table:table-cell table:formula="of:=[.E10]-IF([.F10]=&quot;mpi_v1&quot;;1;0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pi_v1</text:p>
          </table:table-cell>
          <table:table-cell office:value-type="float" office:value="0.019582" calcext:value-type="float">
            <text:p>0.019582</text:p>
          </table:table-cell>
          <table:table-cell office:value-type="float" office:value="0.019542" calcext:value-type="float">
            <text:p>0.019542</text:p>
          </table:table-cell>
          <table:table-cell table:formula="of:=CONCATENATE(&quot;N=&quot;;[.A11];&quot;,M=&quot;;[.B11])" office:value-type="string" office:string-value="N=1000,M=1000" calcext:value-type="string">
            <text:p>N=1000,M=1000</text:p>
          </table:table-cell>
          <table:table-cell table:formula="of:=[.E11]-IF([.F11]=&quot;mpi_v1&quot;;1;0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pi_v1</text:p>
          </table:table-cell>
          <table:table-cell office:value-type="float" office:value="0.026864" calcext:value-type="float">
            <text:p>0.026864</text:p>
          </table:table-cell>
          <table:table-cell office:value-type="float" office:value="0.026791" calcext:value-type="float">
            <text:p>0.026791</text:p>
          </table:table-cell>
          <table:table-cell table:formula="of:=CONCATENATE(&quot;N=&quot;;[.A12];&quot;,M=&quot;;[.B12])" office:value-type="string" office:string-value="N=1000,M=1000" calcext:value-type="string">
            <text:p>N=1000,M=1000</text:p>
          </table:table-cell>
          <table:table-cell table:formula="of:=[.E12]-IF([.F12]=&quot;mpi_v1&quot;;1;0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pi_v1</text:p>
          </table:table-cell>
          <table:table-cell office:value-type="float" office:value="0.026228" calcext:value-type="float">
            <text:p>0.026228</text:p>
          </table:table-cell>
          <table:table-cell office:value-type="float" office:value="0.026148" calcext:value-type="float">
            <text:p>0.026148</text:p>
          </table:table-cell>
          <table:table-cell table:formula="of:=CONCATENATE(&quot;N=&quot;;[.A13];&quot;,M=&quot;;[.B13])" office:value-type="string" office:string-value="N=1000,M=1000" calcext:value-type="string">
            <text:p>N=1000,M=1000</text:p>
          </table:table-cell>
          <table:table-cell table:formula="of:=[.E13]-IF([.F13]=&quot;mpi_v1&quot;;1;0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pi_v1</text:p>
          </table:table-cell>
          <table:table-cell office:value-type="float" office:value="0.022402" calcext:value-type="float">
            <text:p>0.022402</text:p>
          </table:table-cell>
          <table:table-cell office:value-type="float" office:value="0.022295" calcext:value-type="float">
            <text:p>0.022295</text:p>
          </table:table-cell>
          <table:table-cell table:formula="of:=CONCATENATE(&quot;N=&quot;;[.A14];&quot;,M=&quot;;[.B14])" office:value-type="string" office:string-value="N=1000,M=1000" calcext:value-type="string">
            <text:p>N=1000,M=1000</text:p>
          </table:table-cell>
          <table:table-cell table:formula="of:=[.E14]-IF([.F14]=&quot;mpi_v1&quot;;1;0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pi_v1</text:p>
          </table:table-cell>
          <table:table-cell office:value-type="float" office:value="0.027316" calcext:value-type="float">
            <text:p>0.027316</text:p>
          </table:table-cell>
          <table:table-cell office:value-type="float" office:value="0.027222" calcext:value-type="float">
            <text:p>0.027222</text:p>
          </table:table-cell>
          <table:table-cell table:formula="of:=CONCATENATE(&quot;N=&quot;;[.A15];&quot;,M=&quot;;[.B15])" office:value-type="string" office:string-value="N=1000,M=1000" calcext:value-type="string">
            <text:p>N=1000,M=1000</text:p>
          </table:table-cell>
          <table:table-cell table:formula="of:=[.E15]-IF([.F15]=&quot;mpi_v1&quot;;1;0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pi_v1</text:p>
          </table:table-cell>
          <table:table-cell office:value-type="float" office:value="0.023585" calcext:value-type="float">
            <text:p>0.023585</text:p>
          </table:table-cell>
          <table:table-cell office:value-type="float" office:value="0.023523" calcext:value-type="float">
            <text:p>0.023523</text:p>
          </table:table-cell>
          <table:table-cell table:formula="of:=CONCATENATE(&quot;N=&quot;;[.A16];&quot;,M=&quot;;[.B16])" office:value-type="string" office:string-value="N=1000,M=1000" calcext:value-type="string">
            <text:p>N=1000,M=1000</text:p>
          </table:table-cell>
          <table:table-cell table:formula="of:=[.E16]-IF([.F16]=&quot;mpi_v1&quot;;1;0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pi_v1</text:p>
          </table:table-cell>
          <table:table-cell office:value-type="float" office:value="0.021644" calcext:value-type="float">
            <text:p>0.021644</text:p>
          </table:table-cell>
          <table:table-cell office:value-type="float" office:value="0.021544" calcext:value-type="float">
            <text:p>0.021544</text:p>
          </table:table-cell>
          <table:table-cell table:formula="of:=CONCATENATE(&quot;N=&quot;;[.A17];&quot;,M=&quot;;[.B17])" office:value-type="string" office:string-value="N=1000,M=1000" calcext:value-type="string">
            <text:p>N=1000,M=1000</text:p>
          </table:table-cell>
          <table:table-cell table:formula="of:=[.E17]-IF([.F17]=&quot;mpi_v1&quot;;1;0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pi_v1</text:p>
          </table:table-cell>
          <table:table-cell office:value-type="float" office:value="0.026363" calcext:value-type="float">
            <text:p>0.026363</text:p>
          </table:table-cell>
          <table:table-cell office:value-type="float" office:value="0.026261" calcext:value-type="float">
            <text:p>0.026261</text:p>
          </table:table-cell>
          <table:table-cell table:formula="of:=CONCATENATE(&quot;N=&quot;;[.A18];&quot;,M=&quot;;[.B18])" office:value-type="string" office:string-value="N=1000,M=1000" calcext:value-type="string">
            <text:p>N=1000,M=1000</text:p>
          </table:table-cell>
          <table:table-cell table:formula="of:=[.E18]-IF([.F18]=&quot;mpi_v1&quot;;1;0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pi_v1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025802" calcext:value-type="float">
            <text:p>0.025802</text:p>
          </table:table-cell>
          <table:table-cell table:formula="of:=CONCATENATE(&quot;N=&quot;;[.A19];&quot;,M=&quot;;[.B19])" office:value-type="string" office:string-value="N=1000,M=1000" calcext:value-type="string">
            <text:p>N=1000,M=1000</text:p>
          </table:table-cell>
          <table:table-cell table:formula="of:=[.E19]-IF([.F19]=&quot;mpi_v1&quot;;1;0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pi_v1</text:p>
          </table:table-cell>
          <table:table-cell office:value-type="float" office:value="0.025989" calcext:value-type="float">
            <text:p>0.025989</text:p>
          </table:table-cell>
          <table:table-cell office:value-type="float" office:value="0.02589" calcext:value-type="float">
            <text:p>0.02589</text:p>
          </table:table-cell>
          <table:table-cell table:formula="of:=CONCATENATE(&quot;N=&quot;;[.A20];&quot;,M=&quot;;[.B20])" office:value-type="string" office:string-value="N=1000,M=1000" calcext:value-type="string">
            <text:p>N=1000,M=1000</text:p>
          </table:table-cell>
          <table:table-cell table:formula="of:=[.E20]-IF([.F20]=&quot;mpi_v1&quot;;1;0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pi_v1</text:p>
          </table:table-cell>
          <table:table-cell office:value-type="float" office:value="0.028796" calcext:value-type="float">
            <text:p>0.028796</text:p>
          </table:table-cell>
          <table:table-cell office:value-type="float" office:value="0.028711" calcext:value-type="float">
            <text:p>0.028711</text:p>
          </table:table-cell>
          <table:table-cell table:formula="of:=CONCATENATE(&quot;N=&quot;;[.A21];&quot;,M=&quot;;[.B21])" office:value-type="string" office:string-value="N=1000,M=1000" calcext:value-type="string">
            <text:p>N=1000,M=1000</text:p>
          </table:table-cell>
          <table:table-cell table:formula="of:=[.E21]-IF([.F21]=&quot;mpi_v1&quot;;1;0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pi_v1</text:p>
          </table:table-cell>
          <table:table-cell office:value-type="float" office:value="0.051097" calcext:value-type="float">
            <text:p>0.051097</text:p>
          </table:table-cell>
          <table:table-cell office:value-type="float" office:value="0.050968" calcext:value-type="float">
            <text:p>0.050968</text:p>
          </table:table-cell>
          <table:table-cell table:formula="of:=CONCATENATE(&quot;N=&quot;;[.A22];&quot;,M=&quot;;[.B22])" office:value-type="string" office:string-value="N=1000,M=1000" calcext:value-type="string">
            <text:p>N=1000,M=1000</text:p>
          </table:table-cell>
          <table:table-cell table:formula="of:=[.E22]-IF([.F22]=&quot;mpi_v1&quot;;1;0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pi_v1</text:p>
          </table:table-cell>
          <table:table-cell office:value-type="float" office:value="0.060207" calcext:value-type="float">
            <text:p>0.060207</text:p>
          </table:table-cell>
          <table:table-cell office:value-type="float" office:value="0.060086" calcext:value-type="float">
            <text:p>0.060086</text:p>
          </table:table-cell>
          <table:table-cell table:formula="of:=CONCATENATE(&quot;N=&quot;;[.A23];&quot;,M=&quot;;[.B23])" office:value-type="string" office:string-value="N=1000,M=1000" calcext:value-type="string">
            <text:p>N=1000,M=1000</text:p>
          </table:table-cell>
          <table:table-cell table:formula="of:=[.E23]-IF([.F23]=&quot;mpi_v1&quot;;1;0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pi_v1</text:p>
          </table:table-cell>
          <table:table-cell office:value-type="float" office:value="0.051525" calcext:value-type="float">
            <text:p>0.051525</text:p>
          </table:table-cell>
          <table:table-cell office:value-type="float" office:value="0.051404" calcext:value-type="float">
            <text:p>0.051404</text:p>
          </table:table-cell>
          <table:table-cell table:formula="of:=CONCATENATE(&quot;N=&quot;;[.A24];&quot;,M=&quot;;[.B24])" office:value-type="string" office:string-value="N=1000,M=1000" calcext:value-type="string">
            <text:p>N=1000,M=1000</text:p>
          </table:table-cell>
          <table:table-cell table:formula="of:=[.E24]-IF([.F24]=&quot;mpi_v1&quot;;1;0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pi_v1</text:p>
          </table:table-cell>
          <table:table-cell office:value-type="float" office:value="0.058105" calcext:value-type="float">
            <text:p>0.058105</text:p>
          </table:table-cell>
          <table:table-cell office:value-type="float" office:value="0.057967" calcext:value-type="float">
            <text:p>0.057967</text:p>
          </table:table-cell>
          <table:table-cell table:formula="of:=CONCATENATE(&quot;N=&quot;;[.A25];&quot;,M=&quot;;[.B25])" office:value-type="string" office:string-value="N=1000,M=1000" calcext:value-type="string">
            <text:p>N=1000,M=1000</text:p>
          </table:table-cell>
          <table:table-cell table:formula="of:=[.E25]-IF([.F25]=&quot;mpi_v1&quot;;1;0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pi_v1</text:p>
          </table:table-cell>
          <table:table-cell office:value-type="float" office:value="0.07038" calcext:value-type="float">
            <text:p>0.07038</text:p>
          </table:table-cell>
          <table:table-cell office:value-type="float" office:value="0.070238" calcext:value-type="float">
            <text:p>0.070238</text:p>
          </table:table-cell>
          <table:table-cell table:formula="of:=CONCATENATE(&quot;N=&quot;;[.A26];&quot;,M=&quot;;[.B26])" office:value-type="string" office:string-value="N=1000,M=1000" calcext:value-type="string">
            <text:p>N=1000,M=1000</text:p>
          </table:table-cell>
          <table:table-cell table:formula="of:=[.E26]-IF([.F26]=&quot;mpi_v1&quot;;1;0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pi_v1</text:p>
          </table:table-cell>
          <table:table-cell office:value-type="float" office:value="0.040914" calcext:value-type="float">
            <text:p>0.040914</text:p>
          </table:table-cell>
          <table:table-cell office:value-type="float" office:value="0.040784" calcext:value-type="float">
            <text:p>0.040784</text:p>
          </table:table-cell>
          <table:table-cell table:formula="of:=CONCATENATE(&quot;N=&quot;;[.A27];&quot;,M=&quot;;[.B27])" office:value-type="string" office:string-value="N=1000,M=1000" calcext:value-type="string">
            <text:p>N=1000,M=1000</text:p>
          </table:table-cell>
          <table:table-cell table:formula="of:=[.E27]-IF([.F27]=&quot;mpi_v1&quot;;1;0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pi_v1</text:p>
          </table:table-cell>
          <table:table-cell office:value-type="float" office:value="0.044349" calcext:value-type="float">
            <text:p>0.044349</text:p>
          </table:table-cell>
          <table:table-cell office:value-type="float" office:value="0.044227" calcext:value-type="float">
            <text:p>0.044227</text:p>
          </table:table-cell>
          <table:table-cell table:formula="of:=CONCATENATE(&quot;N=&quot;;[.A28];&quot;,M=&quot;;[.B28])" office:value-type="string" office:string-value="N=1000,M=1000" calcext:value-type="string">
            <text:p>N=1000,M=1000</text:p>
          </table:table-cell>
          <table:table-cell table:formula="of:=[.E28]-IF([.F28]=&quot;mpi_v1&quot;;1;0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pi_v1</text:p>
          </table:table-cell>
          <table:table-cell office:value-type="float" office:value="0.056215" calcext:value-type="float">
            <text:p>0.056215</text:p>
          </table:table-cell>
          <table:table-cell office:value-type="float" office:value="0.056085" calcext:value-type="float">
            <text:p>0.056085</text:p>
          </table:table-cell>
          <table:table-cell table:formula="of:=CONCATENATE(&quot;N=&quot;;[.A29];&quot;,M=&quot;;[.B29])" office:value-type="string" office:string-value="N=1000,M=1000" calcext:value-type="string">
            <text:p>N=1000,M=1000</text:p>
          </table:table-cell>
          <table:table-cell table:formula="of:=[.E29]-IF([.F29]=&quot;mpi_v1&quot;;1;0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pi_v1</text:p>
          </table:table-cell>
          <table:table-cell office:value-type="float" office:value="0.057392" calcext:value-type="float">
            <text:p>0.057392</text:p>
          </table:table-cell>
          <table:table-cell office:value-type="float" office:value="0.057259" calcext:value-type="float">
            <text:p>0.057259</text:p>
          </table:table-cell>
          <table:table-cell table:formula="of:=CONCATENATE(&quot;N=&quot;;[.A30];&quot;,M=&quot;;[.B30])" office:value-type="string" office:string-value="N=1000,M=1000" calcext:value-type="string">
            <text:p>N=1000,M=1000</text:p>
          </table:table-cell>
          <table:table-cell table:formula="of:=[.E30]-IF([.F30]=&quot;mpi_v1&quot;;1;0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pi_v1</text:p>
          </table:table-cell>
          <table:table-cell office:value-type="float" office:value="0.041499" calcext:value-type="float">
            <text:p>0.041499</text:p>
          </table:table-cell>
          <table:table-cell office:value-type="float" office:value="0.041383" calcext:value-type="float">
            <text:p>0.041383</text:p>
          </table:table-cell>
          <table:table-cell table:formula="of:=CONCATENATE(&quot;N=&quot;;[.A31];&quot;,M=&quot;;[.B31])" office:value-type="string" office:string-value="N=1000,M=1000" calcext:value-type="string">
            <text:p>N=1000,M=1000</text:p>
          </table:table-cell>
          <table:table-cell table:formula="of:=[.E31]-IF([.F31]=&quot;mpi_v1&quot;;1;0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pi_v1</text:p>
          </table:table-cell>
          <table:table-cell office:value-type="float" office:value="1.074027" calcext:value-type="float">
            <text:p>1.074027</text:p>
          </table:table-cell>
          <table:table-cell office:value-type="float" office:value="1.073994" calcext:value-type="float">
            <text:p>1.073994</text:p>
          </table:table-cell>
          <table:table-cell table:formula="of:=CONCATENATE(&quot;N=&quot;;[.A32];&quot;,M=&quot;;[.B32])" office:value-type="string" office:string-value="N=10000,M=10000" calcext:value-type="string">
            <text:p>N=10000,M=10000</text:p>
          </table:table-cell>
          <table:table-cell table:formula="of:=[.E32]-IF([.F32]=&quot;mpi_v1&quot;;1;0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pi_v1</text:p>
          </table:table-cell>
          <table:table-cell office:value-type="float" office:value="1.079684" calcext:value-type="float">
            <text:p>1.079684</text:p>
          </table:table-cell>
          <table:table-cell office:value-type="float" office:value="1.079652" calcext:value-type="float">
            <text:p>1.079652</text:p>
          </table:table-cell>
          <table:table-cell table:formula="of:=CONCATENATE(&quot;N=&quot;;[.A33];&quot;,M=&quot;;[.B33])" office:value-type="string" office:string-value="N=10000,M=10000" calcext:value-type="string">
            <text:p>N=10000,M=10000</text:p>
          </table:table-cell>
          <table:table-cell table:formula="of:=[.E33]-IF([.F33]=&quot;mpi_v1&quot;;1;0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pi_v1</text:p>
          </table:table-cell>
          <table:table-cell office:value-type="float" office:value="1.215557" calcext:value-type="float">
            <text:p>1.215557</text:p>
          </table:table-cell>
          <table:table-cell office:value-type="float" office:value="1.215516" calcext:value-type="float">
            <text:p>1.215516</text:p>
          </table:table-cell>
          <table:table-cell table:formula="of:=CONCATENATE(&quot;N=&quot;;[.A34];&quot;,M=&quot;;[.B34])" office:value-type="string" office:string-value="N=10000,M=10000" calcext:value-type="string">
            <text:p>N=10000,M=10000</text:p>
          </table:table-cell>
          <table:table-cell table:formula="of:=[.E34]-IF([.F34]=&quot;mpi_v1&quot;;1;0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pi_v1</text:p>
          </table:table-cell>
          <table:table-cell office:value-type="float" office:value="1.157091" calcext:value-type="float">
            <text:p>1.157091</text:p>
          </table:table-cell>
          <table:table-cell office:value-type="float" office:value="1.157049" calcext:value-type="float">
            <text:p>1.157049</text:p>
          </table:table-cell>
          <table:table-cell table:formula="of:=CONCATENATE(&quot;N=&quot;;[.A35];&quot;,M=&quot;;[.B35])" office:value-type="string" office:string-value="N=10000,M=10000" calcext:value-type="string">
            <text:p>N=10000,M=10000</text:p>
          </table:table-cell>
          <table:table-cell table:formula="of:=[.E35]-IF([.F35]=&quot;mpi_v1&quot;;1;0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pi_v1</text:p>
          </table:table-cell>
          <table:table-cell office:value-type="float" office:value="1.118313" calcext:value-type="float">
            <text:p>1.118313</text:p>
          </table:table-cell>
          <table:table-cell office:value-type="float" office:value="1.118267" calcext:value-type="float">
            <text:p>1.118267</text:p>
          </table:table-cell>
          <table:table-cell table:formula="of:=CONCATENATE(&quot;N=&quot;;[.A36];&quot;,M=&quot;;[.B36])" office:value-type="string" office:string-value="N=10000,M=10000" calcext:value-type="string">
            <text:p>N=10000,M=10000</text:p>
          </table:table-cell>
          <table:table-cell table:formula="of:=[.E36]-IF([.F36]=&quot;mpi_v1&quot;;1;0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pi_v1</text:p>
          </table:table-cell>
          <table:table-cell office:value-type="float" office:value="1.108164" calcext:value-type="float">
            <text:p>1.108164</text:p>
          </table:table-cell>
          <table:table-cell office:value-type="float" office:value="1.108115" calcext:value-type="float">
            <text:p>1.108115</text:p>
          </table:table-cell>
          <table:table-cell table:formula="of:=CONCATENATE(&quot;N=&quot;;[.A37];&quot;,M=&quot;;[.B37])" office:value-type="string" office:string-value="N=10000,M=10000" calcext:value-type="string">
            <text:p>N=10000,M=10000</text:p>
          </table:table-cell>
          <table:table-cell table:formula="of:=[.E37]-IF([.F37]=&quot;mpi_v1&quot;;1;0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pi_v1</text:p>
          </table:table-cell>
          <table:table-cell office:value-type="float" office:value="1.238386" calcext:value-type="float">
            <text:p>1.238386</text:p>
          </table:table-cell>
          <table:table-cell office:value-type="float" office:value="1.238351" calcext:value-type="float">
            <text:p>1.238351</text:p>
          </table:table-cell>
          <table:table-cell table:formula="of:=CONCATENATE(&quot;N=&quot;;[.A38];&quot;,M=&quot;;[.B38])" office:value-type="string" office:string-value="N=10000,M=10000" calcext:value-type="string">
            <text:p>N=10000,M=10000</text:p>
          </table:table-cell>
          <table:table-cell table:formula="of:=[.E38]-IF([.F38]=&quot;mpi_v1&quot;;1;0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pi_v1</text:p>
          </table:table-cell>
          <table:table-cell office:value-type="float" office:value="1.071065" calcext:value-type="float">
            <text:p>1.071065</text:p>
          </table:table-cell>
          <table:table-cell office:value-type="float" office:value="1.07103" calcext:value-type="float">
            <text:p>1.07103</text:p>
          </table:table-cell>
          <table:table-cell table:formula="of:=CONCATENATE(&quot;N=&quot;;[.A39];&quot;,M=&quot;;[.B39])" office:value-type="string" office:string-value="N=10000,M=10000" calcext:value-type="string">
            <text:p>N=10000,M=10000</text:p>
          </table:table-cell>
          <table:table-cell table:formula="of:=[.E39]-IF([.F39]=&quot;mpi_v1&quot;;1;0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pi_v1</text:p>
          </table:table-cell>
          <table:table-cell office:value-type="float" office:value="1.242203" calcext:value-type="float">
            <text:p>1.242203</text:p>
          </table:table-cell>
          <table:table-cell office:value-type="float" office:value="1.242157" calcext:value-type="float">
            <text:p>1.242157</text:p>
          </table:table-cell>
          <table:table-cell table:formula="of:=CONCATENATE(&quot;N=&quot;;[.A40];&quot;,M=&quot;;[.B40])" office:value-type="string" office:string-value="N=10000,M=10000" calcext:value-type="string">
            <text:p>N=10000,M=10000</text:p>
          </table:table-cell>
          <table:table-cell table:formula="of:=[.E40]-IF([.F40]=&quot;mpi_v1&quot;;1;0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pi_v1</text:p>
          </table:table-cell>
          <table:table-cell office:value-type="float" office:value="1.284176" calcext:value-type="float">
            <text:p>1.284176</text:p>
          </table:table-cell>
          <table:table-cell office:value-type="float" office:value="1.284129" calcext:value-type="float">
            <text:p>1.284129</text:p>
          </table:table-cell>
          <table:table-cell table:formula="of:=CONCATENATE(&quot;N=&quot;;[.A41];&quot;,M=&quot;;[.B41])" office:value-type="string" office:string-value="N=10000,M=10000" calcext:value-type="string">
            <text:p>N=10000,M=10000</text:p>
          </table:table-cell>
          <table:table-cell table:formula="of:=[.E41]-IF([.F41]=&quot;mpi_v1&quot;;1;0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pi_v1</text:p>
          </table:table-cell>
          <table:table-cell office:value-type="float" office:value="1.984919" calcext:value-type="float">
            <text:p>1.984919</text:p>
          </table:table-cell>
          <table:table-cell office:value-type="float" office:value="1.984819" calcext:value-type="float">
            <text:p>1.984819</text:p>
          </table:table-cell>
          <table:table-cell table:formula="of:=CONCATENATE(&quot;N=&quot;;[.A42];&quot;,M=&quot;;[.B42])" office:value-type="string" office:string-value="N=10000,M=10000" calcext:value-type="string">
            <text:p>N=10000,M=10000</text:p>
          </table:table-cell>
          <table:table-cell table:formula="of:=[.E42]-IF([.F42]=&quot;mpi_v1&quot;;1;0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pi_v1</text:p>
          </table:table-cell>
          <table:table-cell office:value-type="float" office:value="2.015559" calcext:value-type="float">
            <text:p>2.015559</text:p>
          </table:table-cell>
          <table:table-cell office:value-type="float" office:value="2.01542" calcext:value-type="float">
            <text:p>2.01542</text:p>
          </table:table-cell>
          <table:table-cell table:formula="of:=CONCATENATE(&quot;N=&quot;;[.A43];&quot;,M=&quot;;[.B43])" office:value-type="string" office:string-value="N=10000,M=10000" calcext:value-type="string">
            <text:p>N=10000,M=10000</text:p>
          </table:table-cell>
          <table:table-cell table:formula="of:=[.E43]-IF([.F43]=&quot;mpi_v1&quot;;1;0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pi_v1</text:p>
          </table:table-cell>
          <table:table-cell office:value-type="float" office:value="2.258639" calcext:value-type="float">
            <text:p>2.258639</text:p>
          </table:table-cell>
          <table:table-cell office:value-type="float" office:value="2.258541" calcext:value-type="float">
            <text:p>2.258541</text:p>
          </table:table-cell>
          <table:table-cell table:formula="of:=CONCATENATE(&quot;N=&quot;;[.A44];&quot;,M=&quot;;[.B44])" office:value-type="string" office:string-value="N=10000,M=10000" calcext:value-type="string">
            <text:p>N=10000,M=10000</text:p>
          </table:table-cell>
          <table:table-cell table:formula="of:=[.E44]-IF([.F44]=&quot;mpi_v1&quot;;1;0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pi_v1</text:p>
          </table:table-cell>
          <table:table-cell office:value-type="float" office:value="2.020967" calcext:value-type="float">
            <text:p>2.020967</text:p>
          </table:table-cell>
          <table:table-cell office:value-type="float" office:value="2.020871" calcext:value-type="float">
            <text:p>2.020871</text:p>
          </table:table-cell>
          <table:table-cell table:formula="of:=CONCATENATE(&quot;N=&quot;;[.A45];&quot;,M=&quot;;[.B45])" office:value-type="string" office:string-value="N=10000,M=10000" calcext:value-type="string">
            <text:p>N=10000,M=10000</text:p>
          </table:table-cell>
          <table:table-cell table:formula="of:=[.E45]-IF([.F45]=&quot;mpi_v1&quot;;1;0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pi_v1</text:p>
          </table:table-cell>
          <table:table-cell office:value-type="float" office:value="1.98214" calcext:value-type="float">
            <text:p>1.98214</text:p>
          </table:table-cell>
          <table:table-cell office:value-type="float" office:value="1.982058" calcext:value-type="float">
            <text:p>1.982058</text:p>
          </table:table-cell>
          <table:table-cell table:formula="of:=CONCATENATE(&quot;N=&quot;;[.A46];&quot;,M=&quot;;[.B46])" office:value-type="string" office:string-value="N=10000,M=10000" calcext:value-type="string">
            <text:p>N=10000,M=10000</text:p>
          </table:table-cell>
          <table:table-cell table:formula="of:=[.E46]-IF([.F46]=&quot;mpi_v1&quot;;1;0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pi_v1</text:p>
          </table:table-cell>
          <table:table-cell office:value-type="float" office:value="1.921189" calcext:value-type="float">
            <text:p>1.921189</text:p>
          </table:table-cell>
          <table:table-cell office:value-type="float" office:value="1.921099" calcext:value-type="float">
            <text:p>1.921099</text:p>
          </table:table-cell>
          <table:table-cell table:formula="of:=CONCATENATE(&quot;N=&quot;;[.A47];&quot;,M=&quot;;[.B47])" office:value-type="string" office:string-value="N=10000,M=10000" calcext:value-type="string">
            <text:p>N=10000,M=10000</text:p>
          </table:table-cell>
          <table:table-cell table:formula="of:=[.E47]-IF([.F47]=&quot;mpi_v1&quot;;1;0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pi_v1</text:p>
          </table:table-cell>
          <table:table-cell office:value-type="float" office:value="2.03297" calcext:value-type="float">
            <text:p>2.03297</text:p>
          </table:table-cell>
          <table:table-cell office:value-type="float" office:value="2.03286" calcext:value-type="float">
            <text:p>2.03286</text:p>
          </table:table-cell>
          <table:table-cell table:formula="of:=CONCATENATE(&quot;N=&quot;;[.A48];&quot;,M=&quot;;[.B48])" office:value-type="string" office:string-value="N=10000,M=10000" calcext:value-type="string">
            <text:p>N=10000,M=10000</text:p>
          </table:table-cell>
          <table:table-cell table:formula="of:=[.E48]-IF([.F48]=&quot;mpi_v1&quot;;1;0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pi_v1</text:p>
          </table:table-cell>
          <table:table-cell office:value-type="float" office:value="2.057048" calcext:value-type="float">
            <text:p>2.057048</text:p>
          </table:table-cell>
          <table:table-cell office:value-type="float" office:value="2.056964" calcext:value-type="float">
            <text:p>2.056964</text:p>
          </table:table-cell>
          <table:table-cell table:formula="of:=CONCATENATE(&quot;N=&quot;;[.A49];&quot;,M=&quot;;[.B49])" office:value-type="string" office:string-value="N=10000,M=10000" calcext:value-type="string">
            <text:p>N=10000,M=10000</text:p>
          </table:table-cell>
          <table:table-cell table:formula="of:=[.E49]-IF([.F49]=&quot;mpi_v1&quot;;1;0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pi_v1</text:p>
          </table:table-cell>
          <table:table-cell office:value-type="float" office:value="2.065583" calcext:value-type="float">
            <text:p>2.065583</text:p>
          </table:table-cell>
          <table:table-cell office:value-type="float" office:value="2.065455" calcext:value-type="float">
            <text:p>2.065455</text:p>
          </table:table-cell>
          <table:table-cell table:formula="of:=CONCATENATE(&quot;N=&quot;;[.A50];&quot;,M=&quot;;[.B50])" office:value-type="string" office:string-value="N=10000,M=10000" calcext:value-type="string">
            <text:p>N=10000,M=10000</text:p>
          </table:table-cell>
          <table:table-cell table:formula="of:=[.E50]-IF([.F50]=&quot;mpi_v1&quot;;1;0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pi_v1</text:p>
          </table:table-cell>
          <table:table-cell office:value-type="float" office:value="1.93458" calcext:value-type="float">
            <text:p>1.93458</text:p>
          </table:table-cell>
          <table:table-cell office:value-type="float" office:value="1.934484" calcext:value-type="float">
            <text:p>1.934484</text:p>
          </table:table-cell>
          <table:table-cell table:formula="of:=CONCATENATE(&quot;N=&quot;;[.A51];&quot;,M=&quot;;[.B51])" office:value-type="string" office:string-value="N=10000,M=10000" calcext:value-type="string">
            <text:p>N=10000,M=10000</text:p>
          </table:table-cell>
          <table:table-cell table:formula="of:=[.E51]-IF([.F51]=&quot;mpi_v1&quot;;1;0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pi_v1</text:p>
          </table:table-cell>
          <table:table-cell office:value-type="float" office:value="4.146832" calcext:value-type="float">
            <text:p>4.146832</text:p>
          </table:table-cell>
          <table:table-cell office:value-type="float" office:value="4.146697" calcext:value-type="float">
            <text:p>4.146697</text:p>
          </table:table-cell>
          <table:table-cell table:formula="of:=CONCATENATE(&quot;N=&quot;;[.A52];&quot;,M=&quot;;[.B52])" office:value-type="string" office:string-value="N=10000,M=10000" calcext:value-type="string">
            <text:p>N=10000,M=10000</text:p>
          </table:table-cell>
          <table:table-cell table:formula="of:=[.E52]-IF([.F52]=&quot;mpi_v1&quot;;1;0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pi_v1</text:p>
          </table:table-cell>
          <table:table-cell office:value-type="float" office:value="3.742566" calcext:value-type="float">
            <text:p>3.742566</text:p>
          </table:table-cell>
          <table:table-cell office:value-type="float" office:value="3.742442" calcext:value-type="float">
            <text:p>3.742442</text:p>
          </table:table-cell>
          <table:table-cell table:formula="of:=CONCATENATE(&quot;N=&quot;;[.A53];&quot;,M=&quot;;[.B53])" office:value-type="string" office:string-value="N=10000,M=10000" calcext:value-type="string">
            <text:p>N=10000,M=10000</text:p>
          </table:table-cell>
          <table:table-cell table:formula="of:=[.E53]-IF([.F53]=&quot;mpi_v1&quot;;1;0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pi_v1</text:p>
          </table:table-cell>
          <table:table-cell office:value-type="float" office:value="3.767793" calcext:value-type="float">
            <text:p>3.767793</text:p>
          </table:table-cell>
          <table:table-cell office:value-type="float" office:value="3.767655" calcext:value-type="float">
            <text:p>3.767655</text:p>
          </table:table-cell>
          <table:table-cell table:formula="of:=CONCATENATE(&quot;N=&quot;;[.A54];&quot;,M=&quot;;[.B54])" office:value-type="string" office:string-value="N=10000,M=10000" calcext:value-type="string">
            <text:p>N=10000,M=10000</text:p>
          </table:table-cell>
          <table:table-cell table:formula="of:=[.E54]-IF([.F54]=&quot;mpi_v1&quot;;1;0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pi_v1</text:p>
          </table:table-cell>
          <table:table-cell office:value-type="float" office:value="3.954264" calcext:value-type="float">
            <text:p>3.954264</text:p>
          </table:table-cell>
          <table:table-cell office:value-type="float" office:value="3.954141" calcext:value-type="float">
            <text:p>3.954141</text:p>
          </table:table-cell>
          <table:table-cell table:formula="of:=CONCATENATE(&quot;N=&quot;;[.A55];&quot;,M=&quot;;[.B55])" office:value-type="string" office:string-value="N=10000,M=10000" calcext:value-type="string">
            <text:p>N=10000,M=10000</text:p>
          </table:table-cell>
          <table:table-cell table:formula="of:=[.E55]-IF([.F55]=&quot;mpi_v1&quot;;1;0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pi_v1</text:p>
          </table:table-cell>
          <table:table-cell office:value-type="float" office:value="3.477912" calcext:value-type="float">
            <text:p>3.477912</text:p>
          </table:table-cell>
          <table:table-cell office:value-type="float" office:value="3.477803" calcext:value-type="float">
            <text:p>3.477803</text:p>
          </table:table-cell>
          <table:table-cell table:formula="of:=CONCATENATE(&quot;N=&quot;;[.A56];&quot;,M=&quot;;[.B56])" office:value-type="string" office:string-value="N=10000,M=10000" calcext:value-type="string">
            <text:p>N=10000,M=10000</text:p>
          </table:table-cell>
          <table:table-cell table:formula="of:=[.E56]-IF([.F56]=&quot;mpi_v1&quot;;1;0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pi_v1</text:p>
          </table:table-cell>
          <table:table-cell office:value-type="float" office:value="3.712446" calcext:value-type="float">
            <text:p>3.712446</text:p>
          </table:table-cell>
          <table:table-cell office:value-type="float" office:value="3.712321" calcext:value-type="float">
            <text:p>3.712321</text:p>
          </table:table-cell>
          <table:table-cell table:formula="of:=CONCATENATE(&quot;N=&quot;;[.A57];&quot;,M=&quot;;[.B57])" office:value-type="string" office:string-value="N=10000,M=10000" calcext:value-type="string">
            <text:p>N=10000,M=10000</text:p>
          </table:table-cell>
          <table:table-cell table:formula="of:=[.E57]-IF([.F57]=&quot;mpi_v1&quot;;1;0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pi_v1</text:p>
          </table:table-cell>
          <table:table-cell office:value-type="float" office:value="4.02127" calcext:value-type="float">
            <text:p>4.02127</text:p>
          </table:table-cell>
          <table:table-cell office:value-type="float" office:value="4.021154" calcext:value-type="float">
            <text:p>4.021154</text:p>
          </table:table-cell>
          <table:table-cell table:formula="of:=CONCATENATE(&quot;N=&quot;;[.A58];&quot;,M=&quot;;[.B58])" office:value-type="string" office:string-value="N=10000,M=10000" calcext:value-type="string">
            <text:p>N=10000,M=10000</text:p>
          </table:table-cell>
          <table:table-cell table:formula="of:=[.E58]-IF([.F58]=&quot;mpi_v1&quot;;1;0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pi_v1</text:p>
          </table:table-cell>
          <table:table-cell office:value-type="float" office:value="3.880339" calcext:value-type="float">
            <text:p>3.880339</text:p>
          </table:table-cell>
          <table:table-cell office:value-type="float" office:value="3.880182" calcext:value-type="float">
            <text:p>3.880182</text:p>
          </table:table-cell>
          <table:table-cell table:formula="of:=CONCATENATE(&quot;N=&quot;;[.A59];&quot;,M=&quot;;[.B59])" office:value-type="string" office:string-value="N=10000,M=10000" calcext:value-type="string">
            <text:p>N=10000,M=10000</text:p>
          </table:table-cell>
          <table:table-cell table:formula="of:=[.E59]-IF([.F59]=&quot;mpi_v1&quot;;1;0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pi_v1</text:p>
          </table:table-cell>
          <table:table-cell office:value-type="float" office:value="3.51459" calcext:value-type="float">
            <text:p>3.51459</text:p>
          </table:table-cell>
          <table:table-cell office:value-type="float" office:value="3.514475" calcext:value-type="float">
            <text:p>3.514475</text:p>
          </table:table-cell>
          <table:table-cell table:formula="of:=CONCATENATE(&quot;N=&quot;;[.A60];&quot;,M=&quot;;[.B60])" office:value-type="string" office:string-value="N=10000,M=10000" calcext:value-type="string">
            <text:p>N=10000,M=10000</text:p>
          </table:table-cell>
          <table:table-cell table:formula="of:=[.E60]-IF([.F60]=&quot;mpi_v1&quot;;1;0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pi_v1</text:p>
          </table:table-cell>
          <table:table-cell office:value-type="float" office:value="3.76183" calcext:value-type="float">
            <text:p>3.76183</text:p>
          </table:table-cell>
          <table:table-cell office:value-type="float" office:value="3.761716" calcext:value-type="float">
            <text:p>3.761716</text:p>
          </table:table-cell>
          <table:table-cell table:formula="of:=CONCATENATE(&quot;N=&quot;;[.A61];&quot;,M=&quot;;[.B61])" office:value-type="string" office:string-value="N=10000,M=10000" calcext:value-type="string">
            <text:p>N=10000,M=10000</text:p>
          </table:table-cell>
          <table:table-cell table:formula="of:=[.E61]-IF([.F61]=&quot;mpi_v1&quot;;1;0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pi_v2</text:p>
          </table:table-cell>
          <table:table-cell office:value-type="float" office:value="0.027121" calcext:value-type="float">
            <text:p>0.027121</text:p>
          </table:table-cell>
          <table:table-cell office:value-type="float" office:value="0.009397" calcext:value-type="float">
            <text:p>0.009397</text:p>
          </table:table-cell>
          <table:table-cell table:formula="of:=CONCATENATE(&quot;N=&quot;;[.A62];&quot;,M=&quot;;[.B62])" office:value-type="string" office:string-value="N=1000,M=1000" calcext:value-type="string">
            <text:p>N=1000,M=1000</text:p>
          </table:table-cell>
          <table:table-cell table:formula="of:=[.E62]-IF([.F62]=&quot;mpi_v1&quot;;1;0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pi_v2</text:p>
          </table:table-cell>
          <table:table-cell office:value-type="float" office:value="0.019839" calcext:value-type="float">
            <text:p>0.019839</text:p>
          </table:table-cell>
          <table:table-cell office:value-type="float" office:value="0.007209" calcext:value-type="float">
            <text:p>0.007209</text:p>
          </table:table-cell>
          <table:table-cell table:formula="of:=CONCATENATE(&quot;N=&quot;;[.A63];&quot;,M=&quot;;[.B63])" office:value-type="string" office:string-value="N=1000,M=1000" calcext:value-type="string">
            <text:p>N=1000,M=1000</text:p>
          </table:table-cell>
          <table:table-cell table:formula="of:=[.E63]-IF([.F63]=&quot;mpi_v1&quot;;1;0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pi_v2</text:p>
          </table:table-cell>
          <table:table-cell office:value-type="float" office:value="0.026398" calcext:value-type="float">
            <text:p>0.026398</text:p>
          </table:table-cell>
          <table:table-cell office:value-type="float" office:value="0.010474" calcext:value-type="float">
            <text:p>0.010474</text:p>
          </table:table-cell>
          <table:table-cell table:formula="of:=CONCATENATE(&quot;N=&quot;;[.A64];&quot;,M=&quot;;[.B64])" office:value-type="string" office:string-value="N=1000,M=1000" calcext:value-type="string">
            <text:p>N=1000,M=1000</text:p>
          </table:table-cell>
          <table:table-cell table:formula="of:=[.E64]-IF([.F64]=&quot;mpi_v1&quot;;1;0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pi_v2</text:p>
          </table:table-cell>
          <table:table-cell office:value-type="float" office:value="0.026744" calcext:value-type="float">
            <text:p>0.026744</text:p>
          </table:table-cell>
          <table:table-cell office:value-type="float" office:value="0.010822" calcext:value-type="float">
            <text:p>0.010822</text:p>
          </table:table-cell>
          <table:table-cell table:formula="of:=CONCATENATE(&quot;N=&quot;;[.A65];&quot;,M=&quot;;[.B65])" office:value-type="string" office:string-value="N=1000,M=1000" calcext:value-type="string">
            <text:p>N=1000,M=1000</text:p>
          </table:table-cell>
          <table:table-cell table:formula="of:=[.E65]-IF([.F65]=&quot;mpi_v1&quot;;1;0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pi_v2</text:p>
          </table:table-cell>
          <table:table-cell office:value-type="float" office:value="0.026381" calcext:value-type="float">
            <text:p>0.026381</text:p>
          </table:table-cell>
          <table:table-cell office:value-type="float" office:value="0.010504" calcext:value-type="float">
            <text:p>0.010504</text:p>
          </table:table-cell>
          <table:table-cell table:formula="of:=CONCATENATE(&quot;N=&quot;;[.A66];&quot;,M=&quot;;[.B66])" office:value-type="string" office:string-value="N=1000,M=1000" calcext:value-type="string">
            <text:p>N=1000,M=1000</text:p>
          </table:table-cell>
          <table:table-cell table:formula="of:=[.E66]-IF([.F66]=&quot;mpi_v1&quot;;1;0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pi_v2</text:p>
          </table:table-cell>
          <table:table-cell office:value-type="float" office:value="0.026072" calcext:value-type="float">
            <text:p>0.026072</text:p>
          </table:table-cell>
          <table:table-cell office:value-type="float" office:value="0.010833" calcext:value-type="float">
            <text:p>0.010833</text:p>
          </table:table-cell>
          <table:table-cell table:formula="of:=CONCATENATE(&quot;N=&quot;;[.A67];&quot;,M=&quot;;[.B67])" office:value-type="string" office:string-value="N=1000,M=1000" calcext:value-type="string">
            <text:p>N=1000,M=1000</text:p>
          </table:table-cell>
          <table:table-cell table:formula="of:=[.E67]-IF([.F67]=&quot;mpi_v1&quot;;1;0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pi_v2</text:p>
          </table:table-cell>
          <table:table-cell office:value-type="float" office:value="0.025719" calcext:value-type="float">
            <text:p>0.025719</text:p>
          </table:table-cell>
          <table:table-cell office:value-type="float" office:value="0.010523" calcext:value-type="float">
            <text:p>0.010523</text:p>
          </table:table-cell>
          <table:table-cell table:formula="of:=CONCATENATE(&quot;N=&quot;;[.A68];&quot;,M=&quot;;[.B68])" office:value-type="string" office:string-value="N=1000,M=1000" calcext:value-type="string">
            <text:p>N=1000,M=1000</text:p>
          </table:table-cell>
          <table:table-cell table:formula="of:=[.E68]-IF([.F68]=&quot;mpi_v1&quot;;1;0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pi_v2</text:p>
          </table:table-cell>
          <table:table-cell office:value-type="float" office:value="0.027141" calcext:value-type="float">
            <text:p>0.027141</text:p>
          </table:table-cell>
          <table:table-cell office:value-type="float" office:value="0.010681" calcext:value-type="float">
            <text:p>0.010681</text:p>
          </table:table-cell>
          <table:table-cell table:formula="of:=CONCATENATE(&quot;N=&quot;;[.A69];&quot;,M=&quot;;[.B69])" office:value-type="string" office:string-value="N=1000,M=1000" calcext:value-type="string">
            <text:p>N=1000,M=1000</text:p>
          </table:table-cell>
          <table:table-cell table:formula="of:=[.E69]-IF([.F69]=&quot;mpi_v1&quot;;1;0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pi_v2</text:p>
          </table:table-cell>
          <table:table-cell office:value-type="float" office:value="0.02609" calcext:value-type="float">
            <text:p>0.02609</text:p>
          </table:table-cell>
          <table:table-cell office:value-type="float" office:value="0.009753" calcext:value-type="float">
            <text:p>0.009753</text:p>
          </table:table-cell>
          <table:table-cell table:formula="of:=CONCATENATE(&quot;N=&quot;;[.A70];&quot;,M=&quot;;[.B70])" office:value-type="string" office:string-value="N=1000,M=1000" calcext:value-type="string">
            <text:p>N=1000,M=1000</text:p>
          </table:table-cell>
          <table:table-cell table:formula="of:=[.E70]-IF([.F70]=&quot;mpi_v1&quot;;1;0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pi_v2</text:p>
          </table:table-cell>
          <table:table-cell office:value-type="float" office:value="0.028974" calcext:value-type="float">
            <text:p>0.028974</text:p>
          </table:table-cell>
          <table:table-cell office:value-type="float" office:value="0.01096" calcext:value-type="float">
            <text:p>0.01096</text:p>
          </table:table-cell>
          <table:table-cell table:formula="of:=CONCATENATE(&quot;N=&quot;;[.A71];&quot;,M=&quot;;[.B71])" office:value-type="string" office:string-value="N=1000,M=1000" calcext:value-type="string">
            <text:p>N=1000,M=1000</text:p>
          </table:table-cell>
          <table:table-cell table:formula="of:=[.E71]-IF([.F71]=&quot;mpi_v1&quot;;1;0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pi_v2</text:p>
          </table:table-cell>
          <table:table-cell office:value-type="float" office:value="0.021197" calcext:value-type="float">
            <text:p>0.021197</text:p>
          </table:table-cell>
          <table:table-cell office:value-type="float" office:value="0.005754" calcext:value-type="float">
            <text:p>0.005754</text:p>
          </table:table-cell>
          <table:table-cell table:formula="of:=CONCATENATE(&quot;N=&quot;;[.A72];&quot;,M=&quot;;[.B72])" office:value-type="string" office:string-value="N=1000,M=1000" calcext:value-type="string">
            <text:p>N=1000,M=1000</text:p>
          </table:table-cell>
          <table:table-cell table:formula="of:=[.E72]-IF([.F72]=&quot;mpi_v1&quot;;1;0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pi_v2</text:p>
          </table:table-cell>
          <table:table-cell office:value-type="float" office:value="0.021656" calcext:value-type="float">
            <text:p>0.021656</text:p>
          </table:table-cell>
          <table:table-cell office:value-type="float" office:value="0.005873" calcext:value-type="float">
            <text:p>0.005873</text:p>
          </table:table-cell>
          <table:table-cell table:formula="of:=CONCATENATE(&quot;N=&quot;;[.A73];&quot;,M=&quot;;[.B73])" office:value-type="string" office:string-value="N=1000,M=1000" calcext:value-type="string">
            <text:p>N=1000,M=1000</text:p>
          </table:table-cell>
          <table:table-cell table:formula="of:=[.E73]-IF([.F73]=&quot;mpi_v1&quot;;1;0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pi_v2</text:p>
          </table:table-cell>
          <table:table-cell office:value-type="float" office:value="0.022293" calcext:value-type="float">
            <text:p>0.022293</text:p>
          </table:table-cell>
          <table:table-cell office:value-type="float" office:value="0.005718" calcext:value-type="float">
            <text:p>0.005718</text:p>
          </table:table-cell>
          <table:table-cell table:formula="of:=CONCATENATE(&quot;N=&quot;;[.A74];&quot;,M=&quot;;[.B74])" office:value-type="string" office:string-value="N=1000,M=1000" calcext:value-type="string">
            <text:p>N=1000,M=1000</text:p>
          </table:table-cell>
          <table:table-cell table:formula="of:=[.E74]-IF([.F74]=&quot;mpi_v1&quot;;1;0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pi_v2</text:p>
          </table:table-cell>
          <table:table-cell office:value-type="float" office:value="0.023239" calcext:value-type="float">
            <text:p>0.023239</text:p>
          </table:table-cell>
          <table:table-cell office:value-type="float" office:value="0.005831" calcext:value-type="float">
            <text:p>0.005831</text:p>
          </table:table-cell>
          <table:table-cell table:formula="of:=CONCATENATE(&quot;N=&quot;;[.A75];&quot;,M=&quot;;[.B75])" office:value-type="string" office:string-value="N=1000,M=1000" calcext:value-type="string">
            <text:p>N=1000,M=1000</text:p>
          </table:table-cell>
          <table:table-cell table:formula="of:=[.E75]-IF([.F75]=&quot;mpi_v1&quot;;1;0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pi_v2</text:p>
          </table:table-cell>
          <table:table-cell office:value-type="float" office:value="0.02211" calcext:value-type="float">
            <text:p>0.02211</text:p>
          </table:table-cell>
          <table:table-cell office:value-type="float" office:value="0.005975" calcext:value-type="float">
            <text:p>0.005975</text:p>
          </table:table-cell>
          <table:table-cell table:formula="of:=CONCATENATE(&quot;N=&quot;;[.A76];&quot;,M=&quot;;[.B76])" office:value-type="string" office:string-value="N=1000,M=1000" calcext:value-type="string">
            <text:p>N=1000,M=1000</text:p>
          </table:table-cell>
          <table:table-cell table:formula="of:=[.E76]-IF([.F76]=&quot;mpi_v1&quot;;1;0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pi_v2</text:p>
          </table:table-cell>
          <table:table-cell office:value-type="float" office:value="0.021553" calcext:value-type="float">
            <text:p>0.021553</text:p>
          </table:table-cell>
          <table:table-cell office:value-type="float" office:value="0.005738" calcext:value-type="float">
            <text:p>0.005738</text:p>
          </table:table-cell>
          <table:table-cell table:formula="of:=CONCATENATE(&quot;N=&quot;;[.A77];&quot;,M=&quot;;[.B77])" office:value-type="string" office:string-value="N=1000,M=1000" calcext:value-type="string">
            <text:p>N=1000,M=1000</text:p>
          </table:table-cell>
          <table:table-cell table:formula="of:=[.E77]-IF([.F77]=&quot;mpi_v1&quot;;1;0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pi_v2</text:p>
          </table:table-cell>
          <table:table-cell office:value-type="float" office:value="0.022758" calcext:value-type="float">
            <text:p>0.022758</text:p>
          </table:table-cell>
          <table:table-cell office:value-type="float" office:value="0.005666" calcext:value-type="float">
            <text:p>0.005666</text:p>
          </table:table-cell>
          <table:table-cell table:formula="of:=CONCATENATE(&quot;N=&quot;;[.A78];&quot;,M=&quot;;[.B78])" office:value-type="string" office:string-value="N=1000,M=1000" calcext:value-type="string">
            <text:p>N=1000,M=1000</text:p>
          </table:table-cell>
          <table:table-cell table:formula="of:=[.E78]-IF([.F78]=&quot;mpi_v1&quot;;1;0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pi_v2</text:p>
          </table:table-cell>
          <table:table-cell office:value-type="float" office:value="0.021134" calcext:value-type="float">
            <text:p>0.021134</text:p>
          </table:table-cell>
          <table:table-cell office:value-type="float" office:value="0.005855" calcext:value-type="float">
            <text:p>0.005855</text:p>
          </table:table-cell>
          <table:table-cell table:formula="of:=CONCATENATE(&quot;N=&quot;;[.A79];&quot;,M=&quot;;[.B79])" office:value-type="string" office:string-value="N=1000,M=1000" calcext:value-type="string">
            <text:p>N=1000,M=1000</text:p>
          </table:table-cell>
          <table:table-cell table:formula="of:=[.E79]-IF([.F79]=&quot;mpi_v1&quot;;1;0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pi_v2</text:p>
          </table:table-cell>
          <table:table-cell office:value-type="float" office:value="0.021608" calcext:value-type="float">
            <text:p>0.021608</text:p>
          </table:table-cell>
          <table:table-cell office:value-type="float" office:value="0.006076" calcext:value-type="float">
            <text:p>0.006076</text:p>
          </table:table-cell>
          <table:table-cell table:formula="of:=CONCATENATE(&quot;N=&quot;;[.A80];&quot;,M=&quot;;[.B80])" office:value-type="string" office:string-value="N=1000,M=1000" calcext:value-type="string">
            <text:p>N=1000,M=1000</text:p>
          </table:table-cell>
          <table:table-cell table:formula="of:=[.E80]-IF([.F80]=&quot;mpi_v1&quot;;1;0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pi_v2</text:p>
          </table:table-cell>
          <table:table-cell office:value-type="float" office:value="0.023111" calcext:value-type="float">
            <text:p>0.023111</text:p>
          </table:table-cell>
          <table:table-cell office:value-type="float" office:value="0.007602" calcext:value-type="float">
            <text:p>0.007602</text:p>
          </table:table-cell>
          <table:table-cell table:formula="of:=CONCATENATE(&quot;N=&quot;;[.A81];&quot;,M=&quot;;[.B81])" office:value-type="string" office:string-value="N=1000,M=1000" calcext:value-type="string">
            <text:p>N=1000,M=1000</text:p>
          </table:table-cell>
          <table:table-cell table:formula="of:=[.E81]-IF([.F81]=&quot;mpi_v1&quot;;1;0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pi_v2</text:p>
          </table:table-cell>
          <table:table-cell office:value-type="float" office:value="0.025281" calcext:value-type="float">
            <text:p>0.025281</text:p>
          </table:table-cell>
          <table:table-cell office:value-type="float" office:value="0.008663" calcext:value-type="float">
            <text:p>0.008663</text:p>
          </table:table-cell>
          <table:table-cell table:formula="of:=CONCATENATE(&quot;N=&quot;;[.A82];&quot;,M=&quot;;[.B82])" office:value-type="string" office:string-value="N=1000,M=1000" calcext:value-type="string">
            <text:p>N=1000,M=1000</text:p>
          </table:table-cell>
          <table:table-cell table:formula="of:=[.E82]-IF([.F82]=&quot;mpi_v1&quot;;1;0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pi_v2</text:p>
          </table:table-cell>
          <table:table-cell office:value-type="float" office:value="0.026102" calcext:value-type="float">
            <text:p>0.026102</text:p>
          </table:table-cell>
          <table:table-cell office:value-type="float" office:value="0.008673" calcext:value-type="float">
            <text:p>0.008673</text:p>
          </table:table-cell>
          <table:table-cell table:formula="of:=CONCATENATE(&quot;N=&quot;;[.A83];&quot;,M=&quot;;[.B83])" office:value-type="string" office:string-value="N=1000,M=1000" calcext:value-type="string">
            <text:p>N=1000,M=1000</text:p>
          </table:table-cell>
          <table:table-cell table:formula="of:=[.E83]-IF([.F83]=&quot;mpi_v1&quot;;1;0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pi_v2</text:p>
          </table:table-cell>
          <table:table-cell office:value-type="float" office:value="0.026522" calcext:value-type="float">
            <text:p>0.026522</text:p>
          </table:table-cell>
          <table:table-cell office:value-type="float" office:value="0.010228" calcext:value-type="float">
            <text:p>0.010228</text:p>
          </table:table-cell>
          <table:table-cell table:formula="of:=CONCATENATE(&quot;N=&quot;;[.A84];&quot;,M=&quot;;[.B84])" office:value-type="string" office:string-value="N=1000,M=1000" calcext:value-type="string">
            <text:p>N=1000,M=1000</text:p>
          </table:table-cell>
          <table:table-cell table:formula="of:=[.E84]-IF([.F84]=&quot;mpi_v1&quot;;1;0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pi_v2</text:p>
          </table:table-cell>
          <table:table-cell office:value-type="float" office:value="0.024561" calcext:value-type="float">
            <text:p>0.024561</text:p>
          </table:table-cell>
          <table:table-cell office:value-type="float" office:value="0.008858" calcext:value-type="float">
            <text:p>0.008858</text:p>
          </table:table-cell>
          <table:table-cell table:formula="of:=CONCATENATE(&quot;N=&quot;;[.A85];&quot;,M=&quot;;[.B85])" office:value-type="string" office:string-value="N=1000,M=1000" calcext:value-type="string">
            <text:p>N=1000,M=1000</text:p>
          </table:table-cell>
          <table:table-cell table:formula="of:=[.E85]-IF([.F85]=&quot;mpi_v1&quot;;1;0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pi_v2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1061" calcext:value-type="float">
            <text:p>0.01061</text:p>
          </table:table-cell>
          <table:table-cell table:formula="of:=CONCATENATE(&quot;N=&quot;;[.A86];&quot;,M=&quot;;[.B86])" office:value-type="string" office:string-value="N=1000,M=1000" calcext:value-type="string">
            <text:p>N=1000,M=1000</text:p>
          </table:table-cell>
          <table:table-cell table:formula="of:=[.E86]-IF([.F86]=&quot;mpi_v1&quot;;1;0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pi_v2</text:p>
          </table:table-cell>
          <table:table-cell office:value-type="float" office:value="0.030309" calcext:value-type="float">
            <text:p>0.030309</text:p>
          </table:table-cell>
          <table:table-cell office:value-type="float" office:value="0.009707" calcext:value-type="float">
            <text:p>0.009707</text:p>
          </table:table-cell>
          <table:table-cell table:formula="of:=CONCATENATE(&quot;N=&quot;;[.A87];&quot;,M=&quot;;[.B87])" office:value-type="string" office:string-value="N=1000,M=1000" calcext:value-type="string">
            <text:p>N=1000,M=1000</text:p>
          </table:table-cell>
          <table:table-cell table:formula="of:=[.E87]-IF([.F87]=&quot;mpi_v1&quot;;1;0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pi_v2</text:p>
          </table:table-cell>
          <table:table-cell office:value-type="float" office:value="0.038838" calcext:value-type="float">
            <text:p>0.038838</text:p>
          </table:table-cell>
          <table:table-cell office:value-type="float" office:value="0.013086" calcext:value-type="float">
            <text:p>0.013086</text:p>
          </table:table-cell>
          <table:table-cell table:formula="of:=CONCATENATE(&quot;N=&quot;;[.A88];&quot;,M=&quot;;[.B88])" office:value-type="string" office:string-value="N=1000,M=1000" calcext:value-type="string">
            <text:p>N=1000,M=1000</text:p>
          </table:table-cell>
          <table:table-cell table:formula="of:=[.E88]-IF([.F88]=&quot;mpi_v1&quot;;1;0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pi_v2</text:p>
          </table:table-cell>
          <table:table-cell office:value-type="float" office:value="0.034276" calcext:value-type="float">
            <text:p>0.034276</text:p>
          </table:table-cell>
          <table:table-cell office:value-type="float" office:value="0.008178" calcext:value-type="float">
            <text:p>0.008178</text:p>
          </table:table-cell>
          <table:table-cell table:formula="of:=CONCATENATE(&quot;N=&quot;;[.A89];&quot;,M=&quot;;[.B89])" office:value-type="string" office:string-value="N=1000,M=1000" calcext:value-type="string">
            <text:p>N=1000,M=1000</text:p>
          </table:table-cell>
          <table:table-cell table:formula="of:=[.E89]-IF([.F89]=&quot;mpi_v1&quot;;1;0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pi_v2</text:p>
          </table:table-cell>
          <table:table-cell office:value-type="float" office:value="0.026638" calcext:value-type="float">
            <text:p>0.026638</text:p>
          </table:table-cell>
          <table:table-cell office:value-type="float" office:value="0.0084" calcext:value-type="float">
            <text:p>0.0084</text:p>
          </table:table-cell>
          <table:table-cell table:formula="of:=CONCATENATE(&quot;N=&quot;;[.A90];&quot;,M=&quot;;[.B90])" office:value-type="string" office:string-value="N=1000,M=1000" calcext:value-type="string">
            <text:p>N=1000,M=1000</text:p>
          </table:table-cell>
          <table:table-cell table:formula="of:=[.E90]-IF([.F90]=&quot;mpi_v1&quot;;1;0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pi_v2</text:p>
          </table:table-cell>
          <table:table-cell office:value-type="float" office:value="0.039607" calcext:value-type="float">
            <text:p>0.039607</text:p>
          </table:table-cell>
          <table:table-cell office:value-type="float" office:value="0.019503" calcext:value-type="float">
            <text:p>0.019503</text:p>
          </table:table-cell>
          <table:table-cell table:formula="of:=CONCATENATE(&quot;N=&quot;;[.A91];&quot;,M=&quot;;[.B91])" office:value-type="string" office:string-value="N=1000,M=1000" calcext:value-type="string">
            <text:p>N=1000,M=1000</text:p>
          </table:table-cell>
          <table:table-cell table:formula="of:=[.E91]-IF([.F91]=&quot;mpi_v1&quot;;1;0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pi_v2</text:p>
          </table:table-cell>
          <table:table-cell office:value-type="float" office:value="1.740021" calcext:value-type="float">
            <text:p>1.740021</text:p>
          </table:table-cell>
          <table:table-cell office:value-type="float" office:value="0.685524" calcext:value-type="float">
            <text:p>0.685524</text:p>
          </table:table-cell>
          <table:table-cell table:formula="of:=CONCATENATE(&quot;N=&quot;;[.A92];&quot;,M=&quot;;[.B92])" office:value-type="string" office:string-value="N=10000,M=10000" calcext:value-type="string">
            <text:p>N=10000,M=10000</text:p>
          </table:table-cell>
          <table:table-cell table:formula="of:=[.E92]-IF([.F92]=&quot;mpi_v1&quot;;1;0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pi_v2</text:p>
          </table:table-cell>
          <table:table-cell office:value-type="float" office:value="1.771858" calcext:value-type="float">
            <text:p>1.771858</text:p>
          </table:table-cell>
          <table:table-cell office:value-type="float" office:value="0.683995" calcext:value-type="float">
            <text:p>0.683995</text:p>
          </table:table-cell>
          <table:table-cell table:formula="of:=CONCATENATE(&quot;N=&quot;;[.A93];&quot;,M=&quot;;[.B93])" office:value-type="string" office:string-value="N=10000,M=10000" calcext:value-type="string">
            <text:p>N=10000,M=10000</text:p>
          </table:table-cell>
          <table:table-cell table:formula="of:=[.E93]-IF([.F93]=&quot;mpi_v1&quot;;1;0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pi_v2</text:p>
          </table:table-cell>
          <table:table-cell office:value-type="float" office:value="1.76401" calcext:value-type="float">
            <text:p>1.76401</text:p>
          </table:table-cell>
          <table:table-cell office:value-type="float" office:value="0.690911" calcext:value-type="float">
            <text:p>0.690911</text:p>
          </table:table-cell>
          <table:table-cell table:formula="of:=CONCATENATE(&quot;N=&quot;;[.A94];&quot;,M=&quot;;[.B94])" office:value-type="string" office:string-value="N=10000,M=10000" calcext:value-type="string">
            <text:p>N=10000,M=10000</text:p>
          </table:table-cell>
          <table:table-cell table:formula="of:=[.E94]-IF([.F94]=&quot;mpi_v1&quot;;1;0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pi_v2</text:p>
          </table:table-cell>
          <table:table-cell office:value-type="float" office:value="1.79229" calcext:value-type="float">
            <text:p>1.79229</text:p>
          </table:table-cell>
          <table:table-cell office:value-type="float" office:value="0.693018" calcext:value-type="float">
            <text:p>0.693018</text:p>
          </table:table-cell>
          <table:table-cell table:formula="of:=CONCATENATE(&quot;N=&quot;;[.A95];&quot;,M=&quot;;[.B95])" office:value-type="string" office:string-value="N=10000,M=10000" calcext:value-type="string">
            <text:p>N=10000,M=10000</text:p>
          </table:table-cell>
          <table:table-cell table:formula="of:=[.E95]-IF([.F95]=&quot;mpi_v1&quot;;1;0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pi_v2</text:p>
          </table:table-cell>
          <table:table-cell office:value-type="float" office:value="1.783546" calcext:value-type="float">
            <text:p>1.783546</text:p>
          </table:table-cell>
          <table:table-cell office:value-type="float" office:value="0.687686" calcext:value-type="float">
            <text:p>0.687686</text:p>
          </table:table-cell>
          <table:table-cell table:formula="of:=CONCATENATE(&quot;N=&quot;;[.A96];&quot;,M=&quot;;[.B96])" office:value-type="string" office:string-value="N=10000,M=10000" calcext:value-type="string">
            <text:p>N=10000,M=10000</text:p>
          </table:table-cell>
          <table:table-cell table:formula="of:=[.E96]-IF([.F96]=&quot;mpi_v1&quot;;1;0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pi_v2</text:p>
          </table:table-cell>
          <table:table-cell office:value-type="float" office:value="1.768125" calcext:value-type="float">
            <text:p>1.768125</text:p>
          </table:table-cell>
          <table:table-cell office:value-type="float" office:value="0.684684" calcext:value-type="float">
            <text:p>0.684684</text:p>
          </table:table-cell>
          <table:table-cell table:formula="of:=CONCATENATE(&quot;N=&quot;;[.A97];&quot;,M=&quot;;[.B97])" office:value-type="string" office:string-value="N=10000,M=10000" calcext:value-type="string">
            <text:p>N=10000,M=10000</text:p>
          </table:table-cell>
          <table:table-cell table:formula="of:=[.E97]-IF([.F97]=&quot;mpi_v1&quot;;1;0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pi_v2</text:p>
          </table:table-cell>
          <table:table-cell office:value-type="float" office:value="1.7856" calcext:value-type="float">
            <text:p>1.7856</text:p>
          </table:table-cell>
          <table:table-cell office:value-type="float" office:value="0.686986" calcext:value-type="float">
            <text:p>0.686986</text:p>
          </table:table-cell>
          <table:table-cell table:formula="of:=CONCATENATE(&quot;N=&quot;;[.A98];&quot;,M=&quot;;[.B98])" office:value-type="string" office:string-value="N=10000,M=10000" calcext:value-type="string">
            <text:p>N=10000,M=10000</text:p>
          </table:table-cell>
          <table:table-cell table:formula="of:=[.E98]-IF([.F98]=&quot;mpi_v1&quot;;1;0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pi_v2</text:p>
          </table:table-cell>
          <table:table-cell office:value-type="float" office:value="2.115348" calcext:value-type="float">
            <text:p>2.115348</text:p>
          </table:table-cell>
          <table:table-cell office:value-type="float" office:value="0.697783" calcext:value-type="float">
            <text:p>0.697783</text:p>
          </table:table-cell>
          <table:table-cell table:formula="of:=CONCATENATE(&quot;N=&quot;;[.A99];&quot;,M=&quot;;[.B99])" office:value-type="string" office:string-value="N=10000,M=10000" calcext:value-type="string">
            <text:p>N=10000,M=10000</text:p>
          </table:table-cell>
          <table:table-cell table:formula="of:=[.E99]-IF([.F99]=&quot;mpi_v1&quot;;1;0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pi_v2</text:p>
          </table:table-cell>
          <table:table-cell office:value-type="float" office:value="2.290552" calcext:value-type="float">
            <text:p>2.290552</text:p>
          </table:table-cell>
          <table:table-cell office:value-type="float" office:value="0.776172" calcext:value-type="float">
            <text:p>0.776172</text:p>
          </table:table-cell>
          <table:table-cell table:formula="of:=CONCATENATE(&quot;N=&quot;;[.A100];&quot;,M=&quot;;[.B100])" office:value-type="string" office:string-value="N=10000,M=10000" calcext:value-type="string">
            <text:p>N=10000,M=10000</text:p>
          </table:table-cell>
          <table:table-cell table:formula="of:=[.E100]-IF([.F100]=&quot;mpi_v1&quot;;1;0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pi_v2</text:p>
          </table:table-cell>
          <table:table-cell office:value-type="float" office:value="2.297801" calcext:value-type="float">
            <text:p>2.297801</text:p>
          </table:table-cell>
          <table:table-cell office:value-type="float" office:value="0.765585" calcext:value-type="float">
            <text:p>0.765585</text:p>
          </table:table-cell>
          <table:table-cell table:formula="of:=CONCATENATE(&quot;N=&quot;;[.A101];&quot;,M=&quot;;[.B101])" office:value-type="string" office:string-value="N=10000,M=10000" calcext:value-type="string">
            <text:p>N=10000,M=10000</text:p>
          </table:table-cell>
          <table:table-cell table:formula="of:=[.E101]-IF([.F101]=&quot;mpi_v1&quot;;1;0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pi_v2</text:p>
          </table:table-cell>
          <table:table-cell office:value-type="float" office:value="2.993036" calcext:value-type="float">
            <text:p>2.993036</text:p>
          </table:table-cell>
          <table:table-cell office:value-type="float" office:value="1.108403" calcext:value-type="float">
            <text:p>1.108403</text:p>
          </table:table-cell>
          <table:table-cell table:formula="of:=CONCATENATE(&quot;N=&quot;;[.A102];&quot;,M=&quot;;[.B102])" office:value-type="string" office:string-value="N=10000,M=10000" calcext:value-type="string">
            <text:p>N=10000,M=10000</text:p>
          </table:table-cell>
          <table:table-cell table:formula="of:=[.E102]-IF([.F102]=&quot;mpi_v1&quot;;1;0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pi_v2</text:p>
          </table:table-cell>
          <table:table-cell office:value-type="float" office:value="3.015194" calcext:value-type="float">
            <text:p>3.015194</text:p>
          </table:table-cell>
          <table:table-cell office:value-type="float" office:value="1.194798" calcext:value-type="float">
            <text:p>1.194798</text:p>
          </table:table-cell>
          <table:table-cell table:formula="of:=CONCATENATE(&quot;N=&quot;;[.A103];&quot;,M=&quot;;[.B103])" office:value-type="string" office:string-value="N=10000,M=10000" calcext:value-type="string">
            <text:p>N=10000,M=10000</text:p>
          </table:table-cell>
          <table:table-cell table:formula="of:=[.E103]-IF([.F103]=&quot;mpi_v1&quot;;1;0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pi_v2</text:p>
          </table:table-cell>
          <table:table-cell office:value-type="float" office:value="2.970303" calcext:value-type="float">
            <text:p>2.970303</text:p>
          </table:table-cell>
          <table:table-cell office:value-type="float" office:value="1.129902" calcext:value-type="float">
            <text:p>1.129902</text:p>
          </table:table-cell>
          <table:table-cell table:formula="of:=CONCATENATE(&quot;N=&quot;;[.A104];&quot;,M=&quot;;[.B104])" office:value-type="string" office:string-value="N=10000,M=10000" calcext:value-type="string">
            <text:p>N=10000,M=10000</text:p>
          </table:table-cell>
          <table:table-cell table:formula="of:=[.E104]-IF([.F104]=&quot;mpi_v1&quot;;1;0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pi_v2</text:p>
          </table:table-cell>
          <table:table-cell office:value-type="float" office:value="3.038969" calcext:value-type="float">
            <text:p>3.038969</text:p>
          </table:table-cell>
          <table:table-cell office:value-type="float" office:value="1.211841" calcext:value-type="float">
            <text:p>1.211841</text:p>
          </table:table-cell>
          <table:table-cell table:formula="of:=CONCATENATE(&quot;N=&quot;;[.A105];&quot;,M=&quot;;[.B105])" office:value-type="string" office:string-value="N=10000,M=10000" calcext:value-type="string">
            <text:p>N=10000,M=10000</text:p>
          </table:table-cell>
          <table:table-cell table:formula="of:=[.E105]-IF([.F105]=&quot;mpi_v1&quot;;1;0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pi_v2</text:p>
          </table:table-cell>
          <table:table-cell office:value-type="float" office:value="3.060694" calcext:value-type="float">
            <text:p>3.060694</text:p>
          </table:table-cell>
          <table:table-cell office:value-type="float" office:value="1.226766" calcext:value-type="float">
            <text:p>1.226766</text:p>
          </table:table-cell>
          <table:table-cell table:formula="of:=CONCATENATE(&quot;N=&quot;;[.A106];&quot;,M=&quot;;[.B106])" office:value-type="string" office:string-value="N=10000,M=10000" calcext:value-type="string">
            <text:p>N=10000,M=10000</text:p>
          </table:table-cell>
          <table:table-cell table:formula="of:=[.E106]-IF([.F106]=&quot;mpi_v1&quot;;1;0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pi_v2</text:p>
          </table:table-cell>
          <table:table-cell office:value-type="float" office:value="3.183973" calcext:value-type="float">
            <text:p>3.183973</text:p>
          </table:table-cell>
          <table:table-cell office:value-type="float" office:value="1.344513" calcext:value-type="float">
            <text:p>1.344513</text:p>
          </table:table-cell>
          <table:table-cell table:formula="of:=CONCATENATE(&quot;N=&quot;;[.A107];&quot;,M=&quot;;[.B107])" office:value-type="string" office:string-value="N=10000,M=10000" calcext:value-type="string">
            <text:p>N=10000,M=10000</text:p>
          </table:table-cell>
          <table:table-cell table:formula="of:=[.E107]-IF([.F107]=&quot;mpi_v1&quot;;1;0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pi_v2</text:p>
          </table:table-cell>
          <table:table-cell office:value-type="float" office:value="2.999374" calcext:value-type="float">
            <text:p>2.999374</text:p>
          </table:table-cell>
          <table:table-cell office:value-type="float" office:value="1.183684" calcext:value-type="float">
            <text:p>1.183684</text:p>
          </table:table-cell>
          <table:table-cell table:formula="of:=CONCATENATE(&quot;N=&quot;;[.A108];&quot;,M=&quot;;[.B108])" office:value-type="string" office:string-value="N=10000,M=10000" calcext:value-type="string">
            <text:p>N=10000,M=10000</text:p>
          </table:table-cell>
          <table:table-cell table:formula="of:=[.E108]-IF([.F108]=&quot;mpi_v1&quot;;1;0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pi_v2</text:p>
          </table:table-cell>
          <table:table-cell office:value-type="float" office:value="3.0788" calcext:value-type="float">
            <text:p>3.0788</text:p>
          </table:table-cell>
          <table:table-cell office:value-type="float" office:value="1.238224" calcext:value-type="float">
            <text:p>1.238224</text:p>
          </table:table-cell>
          <table:table-cell table:formula="of:=CONCATENATE(&quot;N=&quot;;[.A109];&quot;,M=&quot;;[.B109])" office:value-type="string" office:string-value="N=10000,M=10000" calcext:value-type="string">
            <text:p>N=10000,M=10000</text:p>
          </table:table-cell>
          <table:table-cell table:formula="of:=[.E109]-IF([.F109]=&quot;mpi_v1&quot;;1;0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pi_v2</text:p>
          </table:table-cell>
          <table:table-cell office:value-type="float" office:value="3.029492" calcext:value-type="float">
            <text:p>3.029492</text:p>
          </table:table-cell>
          <table:table-cell office:value-type="float" office:value="1.235062" calcext:value-type="float">
            <text:p>1.235062</text:p>
          </table:table-cell>
          <table:table-cell table:formula="of:=CONCATENATE(&quot;N=&quot;;[.A110];&quot;,M=&quot;;[.B110])" office:value-type="string" office:string-value="N=10000,M=10000" calcext:value-type="string">
            <text:p>N=10000,M=10000</text:p>
          </table:table-cell>
          <table:table-cell table:formula="of:=[.E110]-IF([.F110]=&quot;mpi_v1&quot;;1;0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pi_v2</text:p>
          </table:table-cell>
          <table:table-cell office:value-type="float" office:value="3.074564" calcext:value-type="float">
            <text:p>3.074564</text:p>
          </table:table-cell>
          <table:table-cell office:value-type="float" office:value="1.22721" calcext:value-type="float">
            <text:p>1.22721</text:p>
          </table:table-cell>
          <table:table-cell table:formula="of:=CONCATENATE(&quot;N=&quot;;[.A111];&quot;,M=&quot;;[.B111])" office:value-type="string" office:string-value="N=10000,M=10000" calcext:value-type="string">
            <text:p>N=10000,M=10000</text:p>
          </table:table-cell>
          <table:table-cell table:formula="of:=[.E111]-IF([.F111]=&quot;mpi_v1&quot;;1;0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pi_v2</text:p>
          </table:table-cell>
          <table:table-cell office:value-type="float" office:value="3.85222" calcext:value-type="float">
            <text:p>3.85222</text:p>
          </table:table-cell>
          <table:table-cell office:value-type="float" office:value="1.044147" calcext:value-type="float">
            <text:p>1.044147</text:p>
          </table:table-cell>
          <table:table-cell table:formula="of:=CONCATENATE(&quot;N=&quot;;[.A112];&quot;,M=&quot;;[.B112])" office:value-type="string" office:string-value="N=10000,M=10000" calcext:value-type="string">
            <text:p>N=10000,M=10000</text:p>
          </table:table-cell>
          <table:table-cell table:formula="of:=[.E112]-IF([.F112]=&quot;mpi_v1&quot;;1;0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pi_v2</text:p>
          </table:table-cell>
          <table:table-cell office:value-type="float" office:value="4.158878" calcext:value-type="float">
            <text:p>4.158878</text:p>
          </table:table-cell>
          <table:table-cell office:value-type="float" office:value="1.045933" calcext:value-type="float">
            <text:p>1.045933</text:p>
          </table:table-cell>
          <table:table-cell table:formula="of:=CONCATENATE(&quot;N=&quot;;[.A113];&quot;,M=&quot;;[.B113])" office:value-type="string" office:string-value="N=10000,M=10000" calcext:value-type="string">
            <text:p>N=10000,M=10000</text:p>
          </table:table-cell>
          <table:table-cell table:formula="of:=[.E113]-IF([.F113]=&quot;mpi_v1&quot;;1;0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pi_v2</text:p>
          </table:table-cell>
          <table:table-cell office:value-type="float" office:value="3.600191" calcext:value-type="float">
            <text:p>3.600191</text:p>
          </table:table-cell>
          <table:table-cell office:value-type="float" office:value="1.003666" calcext:value-type="float">
            <text:p>1.003666</text:p>
          </table:table-cell>
          <table:table-cell table:formula="of:=CONCATENATE(&quot;N=&quot;;[.A114];&quot;,M=&quot;;[.B114])" office:value-type="string" office:string-value="N=10000,M=10000" calcext:value-type="string">
            <text:p>N=10000,M=10000</text:p>
          </table:table-cell>
          <table:table-cell table:formula="of:=[.E114]-IF([.F114]=&quot;mpi_v1&quot;;1;0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pi_v2</text:p>
          </table:table-cell>
          <table:table-cell office:value-type="float" office:value="3.510374" calcext:value-type="float">
            <text:p>3.510374</text:p>
          </table:table-cell>
          <table:table-cell office:value-type="float" office:value="0.82862" calcext:value-type="float">
            <text:p>0.82862</text:p>
          </table:table-cell>
          <table:table-cell table:formula="of:=CONCATENATE(&quot;N=&quot;;[.A115];&quot;,M=&quot;;[.B115])" office:value-type="string" office:string-value="N=10000,M=10000" calcext:value-type="string">
            <text:p>N=10000,M=10000</text:p>
          </table:table-cell>
          <table:table-cell table:formula="of:=[.E115]-IF([.F115]=&quot;mpi_v1&quot;;1;0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pi_v2</text:p>
          </table:table-cell>
          <table:table-cell office:value-type="float" office:value="3.511758" calcext:value-type="float">
            <text:p>3.511758</text:p>
          </table:table-cell>
          <table:table-cell office:value-type="float" office:value="0.731879" calcext:value-type="float">
            <text:p>0.731879</text:p>
          </table:table-cell>
          <table:table-cell table:formula="of:=CONCATENATE(&quot;N=&quot;;[.A116];&quot;,M=&quot;;[.B116])" office:value-type="string" office:string-value="N=10000,M=10000" calcext:value-type="string">
            <text:p>N=10000,M=10000</text:p>
          </table:table-cell>
          <table:table-cell table:formula="of:=[.E116]-IF([.F116]=&quot;mpi_v1&quot;;1;0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pi_v2</text:p>
          </table:table-cell>
          <table:table-cell office:value-type="float" office:value="3.503771" calcext:value-type="float">
            <text:p>3.503771</text:p>
          </table:table-cell>
          <table:table-cell office:value-type="float" office:value="1.0284" calcext:value-type="float">
            <text:p>1.0284</text:p>
          </table:table-cell>
          <table:table-cell table:formula="of:=CONCATENATE(&quot;N=&quot;;[.A117];&quot;,M=&quot;;[.B117])" office:value-type="string" office:string-value="N=10000,M=10000" calcext:value-type="string">
            <text:p>N=10000,M=10000</text:p>
          </table:table-cell>
          <table:table-cell table:formula="of:=[.E117]-IF([.F117]=&quot;mpi_v1&quot;;1;0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pi_v2</text:p>
          </table:table-cell>
          <table:table-cell office:value-type="float" office:value="3.340743" calcext:value-type="float">
            <text:p>3.340743</text:p>
          </table:table-cell>
          <table:table-cell office:value-type="float" office:value="0.951188" calcext:value-type="float">
            <text:p>0.951188</text:p>
          </table:table-cell>
          <table:table-cell table:formula="of:=CONCATENATE(&quot;N=&quot;;[.A118];&quot;,M=&quot;;[.B118])" office:value-type="string" office:string-value="N=10000,M=10000" calcext:value-type="string">
            <text:p>N=10000,M=10000</text:p>
          </table:table-cell>
          <table:table-cell table:formula="of:=[.E118]-IF([.F118]=&quot;mpi_v1&quot;;1;0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pi_v2</text:p>
          </table:table-cell>
          <table:table-cell office:value-type="float" office:value="3.80264" calcext:value-type="float">
            <text:p>3.80264</text:p>
          </table:table-cell>
          <table:table-cell office:value-type="float" office:value="1.038159" calcext:value-type="float">
            <text:p>1.038159</text:p>
          </table:table-cell>
          <table:table-cell table:formula="of:=CONCATENATE(&quot;N=&quot;;[.A119];&quot;,M=&quot;;[.B119])" office:value-type="string" office:string-value="N=10000,M=10000" calcext:value-type="string">
            <text:p>N=10000,M=10000</text:p>
          </table:table-cell>
          <table:table-cell table:formula="of:=[.E119]-IF([.F119]=&quot;mpi_v1&quot;;1;0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pi_v2</text:p>
          </table:table-cell>
          <table:table-cell office:value-type="float" office:value="4.43582" calcext:value-type="float">
            <text:p>4.43582</text:p>
          </table:table-cell>
          <table:table-cell office:value-type="float" office:value="1.107869" calcext:value-type="float">
            <text:p>1.107869</text:p>
          </table:table-cell>
          <table:table-cell table:formula="of:=CONCATENATE(&quot;N=&quot;;[.A120];&quot;,M=&quot;;[.B120])" office:value-type="string" office:string-value="N=10000,M=10000" calcext:value-type="string">
            <text:p>N=10000,M=10000</text:p>
          </table:table-cell>
          <table:table-cell table:formula="of:=[.E120]-IF([.F120]=&quot;mpi_v1&quot;;1;0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pi_v2</text:p>
          </table:table-cell>
          <table:table-cell office:value-type="float" office:value="3.728218" calcext:value-type="float">
            <text:p>3.728218</text:p>
          </table:table-cell>
          <table:table-cell office:value-type="float" office:value="1.01589" calcext:value-type="float">
            <text:p>1.01589</text:p>
          </table:table-cell>
          <table:table-cell table:formula="of:=CONCATENATE(&quot;N=&quot;;[.A121];&quot;,M=&quot;;[.B121])" office:value-type="string" office:string-value="N=10000,M=10000" calcext:value-type="string">
            <text:p>N=10000,M=10000</text:p>
          </table:table-cell>
          <table:table-cell table:formula="of:=[.E121]-IF([.F121]=&quot;mpi_v1&quot;;1;0)" office:value-type="float" office:value="16" calcext:value-type="float">
            <text:p>16</text:p>
          </table:table-cell>
        </table:table-row>
      </table:table>
      <table:table table:name="Pivot Table_data-good_1" table:style-name="ta1">
        <table:table-column table:style-name="co9" table:default-cell-style-name="ce26"/>
        <table:table-column table:style-name="co8" table:number-columns-repeated="2" table:default-cell-style-name="ce31"/>
        <table:table-column table:style-name="co8" table:default-cell-style-name="ce37"/>
        <table:table-column table:style-name="co8" table:default-cell-style-name="ce42"/>
        <table:table-row table:style-name="ro1">
          <table:table-cell table:style-name="ce23"/>
          <table:table-cell table:style-name="ce29"/>
          <table:table-cell table:style-name="ce34"/>
          <table:table-cell table:style-name="ce35" office:value-type="string" calcext:value-type="string">
            <text:p>Data</text:p>
          </table:table-cell>
          <table:table-cell table:style-name="ce40"/>
        </table:table-row>
        <table:table-row table:style-name="ro1">
          <table:table-cell table:style-name="ce24" office:value-type="string" calcext:value-type="string">
            <text:p>mat_size</text:p>
          </table:table-cell>
          <table:table-cell table:style-name="ce30" office:value-type="string" calcext:value-type="string">
            <text:p>p_corrected</text:p>
          </table:table-cell>
          <table:table-cell table:style-name="ce30" office:value-type="string" calcext:value-type="string">
            <text:p>runner</text:p>
          </table:table-cell>
          <table:table-cell table:style-name="ce36" office:value-type="string" calcext:value-type="string">
            <text:p>Average - t1</text:p>
          </table:table-cell>
          <table:table-cell table:style-name="ce41" office:value-type="string" calcext:value-type="string">
            <text:p>Average - t2</text:p>
          </table:table-cell>
        </table:table-row>
        <table:table-row table:style-name="ro1">
          <table:table-cell table:style-name="ce25" office:value-type="string" calcext:value-type="string">
            <text:p>N=1000,M=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pi_v1</text:p>
          </table:table-cell>
          <table:table-cell office:value-type="float" office:value="0.0175215" calcext:value-type="float">
            <text:p>0.018</text:p>
          </table:table-cell>
          <table:table-cell office:value-type="float" office:value="0.0174806" calcext:value-type="float">
            <text:p>0.017</text:p>
          </table:table-cell>
        </table:table-row>
        <table:table-row table:style-name="ro1">
          <table:table-cell/>
          <table:table-cell table:style-name="ce32"/>
          <table:table-cell table:style-name="ce32" office:value-type="string" calcext:value-type="string">
            <text:p>mpi_v2</text:p>
          </table:table-cell>
          <table:table-cell table:style-name="ce38" office:value-type="float" office:value="0.0260479" calcext:value-type="float">
            <text:p>0.026</text:p>
          </table:table-cell>
          <table:table-cell table:style-name="ce43" office:value-type="float" office:value="0.0101156" calcext:value-type="float">
            <text:p>0.01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pi_v1</text:p>
          </table:table-cell>
          <table:table-cell office:value-type="float" office:value="0.0255087" calcext:value-type="float">
            <text:p>0.026</text:p>
          </table:table-cell>
          <table:table-cell office:value-type="float" office:value="0.0254187" calcext:value-type="float">
            <text:p>0.025</text:p>
          </table:table-cell>
        </table:table-row>
        <table:table-row table:style-name="ro1">
          <table:table-cell/>
          <table:table-cell table:style-name="ce32"/>
          <table:table-cell table:style-name="ce32" office:value-type="string" calcext:value-type="string">
            <text:p>mpi_v2</text:p>
          </table:table-cell>
          <table:table-cell table:style-name="ce38" office:value-type="float" office:value="0.0220659" calcext:value-type="float">
            <text:p>0.022</text:p>
          </table:table-cell>
          <table:table-cell table:style-name="ce43" office:value-type="float" office:value="0.0060088" calcext:value-type="float">
            <text:p>0.00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pi_v1</text:p>
          </table:table-cell>
          <table:table-cell office:value-type="float" office:value="0.0531683" calcext:value-type="float">
            <text:p>0.053</text:p>
          </table:table-cell>
          <table:table-cell office:value-type="float" office:value="0.0530401" calcext:value-type="float">
            <text:p>0.053</text:p>
          </table:table-cell>
        </table:table-row>
        <table:table-row table:style-name="ro1">
          <table:table-cell table:style-name="ce27"/>
          <table:table-cell table:style-name="ce32"/>
          <table:table-cell table:style-name="ce32" office:value-type="string" calcext:value-type="string">
            <text:p>mpi_v2</text:p>
          </table:table-cell>
          <table:table-cell table:style-name="ce38" office:value-type="float" office:value="0.0306634" calcext:value-type="float">
            <text:p>0.031</text:p>
          </table:table-cell>
          <table:table-cell table:style-name="ce43" office:value-type="float" office:value="0.0105906" calcext:value-type="float">
            <text:p>0.011</text:p>
          </table:table-cell>
        </table:table-row>
        <table:table-row table:style-name="ro1">
          <table:table-cell table:style-name="ce25" office:value-type="string" calcext:value-type="string">
            <text:p>N=10000,M=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pi_v1</text:p>
          </table:table-cell>
          <table:table-cell office:value-type="float" office:value="1.1588666" calcext:value-type="float">
            <text:p>1.159</text:p>
          </table:table-cell>
          <table:table-cell office:value-type="float" office:value="1.158826" calcext:value-type="float">
            <text:p>1.159</text:p>
          </table:table-cell>
        </table:table-row>
        <table:table-row table:style-name="ro1">
          <table:table-cell/>
          <table:table-cell table:style-name="ce32"/>
          <table:table-cell table:style-name="ce32" office:value-type="string" calcext:value-type="string">
            <text:p>mpi_v2</text:p>
          </table:table-cell>
          <table:table-cell table:style-name="ce38" office:value-type="float" office:value="1.9109151" calcext:value-type="float">
            <text:p>1.911</text:p>
          </table:table-cell>
          <table:table-cell table:style-name="ce43" office:value-type="float" office:value="0.7052344" calcext:value-type="float">
            <text:p>0.70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pi_v1</text:p>
          </table:table-cell>
          <table:table-cell office:value-type="float" office:value="2.0273594" calcext:value-type="float">
            <text:p>2.027</text:p>
          </table:table-cell>
          <table:table-cell office:value-type="float" office:value="2.0272571" calcext:value-type="float">
            <text:p>2.027</text:p>
          </table:table-cell>
        </table:table-row>
        <table:table-row table:style-name="ro1">
          <table:table-cell/>
          <table:table-cell table:style-name="ce32"/>
          <table:table-cell table:style-name="ce32" office:value-type="string" calcext:value-type="string">
            <text:p>mpi_v2</text:p>
          </table:table-cell>
          <table:table-cell table:style-name="ce38" office:value-type="float" office:value="3.0444399" calcext:value-type="float">
            <text:p>3.044</text:p>
          </table:table-cell>
          <table:table-cell table:style-name="ce43" office:value-type="float" office:value="1.2100403" calcext:value-type="float">
            <text:p>1.21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pi_v1</text:p>
          </table:table-cell>
          <table:table-cell office:value-type="float" office:value="3.7979842" calcext:value-type="float">
            <text:p>3.798</text:p>
          </table:table-cell>
          <table:table-cell office:value-type="float" office:value="3.7978586" calcext:value-type="float">
            <text:p>3.798</text:p>
          </table:table-cell>
        </table:table-row>
        <table:table-row table:style-name="ro1">
          <table:table-cell table:style-name="ce28"/>
          <table:table-cell table:style-name="ce33"/>
          <table:table-cell table:style-name="ce33" office:value-type="string" calcext:value-type="string">
            <text:p>mpi_v2</text:p>
          </table:table-cell>
          <table:table-cell table:style-name="ce39" office:value-type="float" office:value="3.7444613" calcext:value-type="float">
            <text:p>3.744</text:p>
          </table:table-cell>
          <table:table-cell table:style-name="ce44" office:value-type="float" office:value="0.9795751" calcext:value-type="float">
            <text:p>0.980</text:p>
          </table:table-cell>
        </table:table-row>
      </table:table>
      <table:named-expressions/>
      <table:data-pilot-tables>
        <table:data-pilot-table table:name="DataPilot1" table:application-data="" table:target-range-address="'Pivot Table_data-good_1'.A1:'Pivot Table_data-good_1'.E14" table:buttons="'Pivot Table_data-good_1'.A2 'Pivot Table_data-good_1'.B2 'Pivot Table_data-good_1'.C2 'Pivot Table_data-good_1'.D1" table:grand-total="column" table:show-filter-button="false" table:drill-down-on-double-click="false">
          <table:source-cell-range table:cell-range-address="'data-good'.A1:'data-good'.J12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t_size" table:orientation="row" table:used-hierarchy="0" table:function="auto">
            <table:data-pilot-level table:show-empty="false" calcext:repeat-item-labels="false">
              <table:data-pilot-members>
                <table:data-pilot-member table:name="N=1000,M=1000" table:display="true" table:show-details="true"/>
                <table:data-pilot-member table:name="N=10000,M=1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_corrected" table:orientation="row" table:used-hierarchy="0" table:function="auto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8" table:display="true" table:show-details="true"/>
                <table:data-pilot-member table:name="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unner" table:orientation="row" table:used-hierarchy="0" table:function="auto">
            <table:data-pilot-level table:show-empty="false" calcext:repeat-item-labels="false">
              <table:data-pilot-members>
                <table:data-pilot-member table:name="mpi_v1" table:display="true" table:show-details="true"/>
                <table:data-pilot-member table:name="mpi_v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2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3-11-15T10:36:02.851759063</dc:date>
    <meta:editing-duration>PT5M53S</meta:editing-duration>
    <meta:editing-cycles>6</meta:editing-cycles>
    <meta:document-statistic meta:table-count="2" meta:cell-count="1260" meta:object-count="0"/>
  </office:meta>
</office:document-meta>
</file>